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Arial" svg:font-family="Arial" style:font-family-generic="roman" style:font-pitch="variable"/>
    <style:font-face style:name="Arial,BoldItalic" svg:font-family="'Arial,BoldItalic'"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f25ea" officeooo:paragraph-rsid="001f25ea"/>
    </style:style>
    <style:style style:name="P2" style:family="paragraph" style:parent-style-name="Standard">
      <style:text-properties officeooo:rsid="001f25ea" officeooo:paragraph-rsid="002659e4"/>
    </style:style>
    <style:style style:name="P3" style:family="paragraph" style:parent-style-name="Standard">
      <style:text-properties officeooo:rsid="001f25ea" officeooo:paragraph-rsid="003a8cb2"/>
    </style:style>
    <style:style style:name="P4" style:family="paragraph" style:parent-style-name="Standard">
      <style:text-properties officeooo:paragraph-rsid="00226f60"/>
    </style:style>
    <style:style style:name="P5" style:family="paragraph" style:parent-style-name="Standard">
      <style:text-properties officeooo:paragraph-rsid="002397af"/>
    </style:style>
    <style:style style:name="P6" style:family="paragraph" style:parent-style-name="Standard">
      <style:text-properties officeooo:rsid="0024f524" officeooo:paragraph-rsid="0024f524"/>
    </style:style>
    <style:style style:name="P7" style:family="paragraph" style:parent-style-name="Standard">
      <style:text-properties officeooo:paragraph-rsid="0024f524"/>
    </style:style>
    <style:style style:name="P8" style:family="paragraph" style:parent-style-name="Standard">
      <style:text-properties officeooo:rsid="002659e4" officeooo:paragraph-rsid="002659e4"/>
    </style:style>
    <style:style style:name="P9" style:family="paragraph" style:parent-style-name="Standard">
      <style:text-properties officeooo:rsid="002a285f" officeooo:paragraph-rsid="002a285f"/>
    </style:style>
    <style:style style:name="P10" style:family="paragraph" style:parent-style-name="Standard">
      <style:text-properties fo:color="#000000" officeooo:rsid="002a285f" officeooo:paragraph-rsid="002a285f"/>
    </style:style>
    <style:style style:name="P11" style:family="paragraph" style:parent-style-name="Standard">
      <style:text-properties fo:color="#3333ff" style:font-name="Arial,BoldItalic" fo:font-size="10pt" officeooo:rsid="00310302" officeooo:paragraph-rsid="00310302" style:font-size-asian="10pt"/>
    </style:style>
    <style:style style:name="P12" style:family="paragraph" style:parent-style-name="Standard">
      <style:text-properties fo:color="#3333ff" style:font-name="Arial" fo:font-size="10pt" officeooo:rsid="00310302" officeooo:paragraph-rsid="00310302" style:font-size-asian="10pt"/>
    </style:style>
    <style:style style:name="P13" style:family="paragraph" style:parent-style-name="Standard">
      <style:text-properties fo:color="#3333ff" style:font-name="Arial" fo:font-size="10pt" officeooo:rsid="003009a5" officeooo:paragraph-rsid="003009a5" style:font-size-asian="10pt"/>
    </style:style>
    <style:style style:name="P14" style:family="paragraph" style:parent-style-name="Standard">
      <style:text-properties fo:color="#3333ff" style:font-name="Arial" fo:font-size="10pt" officeooo:rsid="002be793" officeooo:paragraph-rsid="002ac902" style:font-size-asian="10pt"/>
    </style:style>
    <style:style style:name="P15" style:family="paragraph" style:parent-style-name="Standard">
      <style:text-properties fo:color="#3333ff" officeooo:rsid="0024f524" officeooo:paragraph-rsid="002ac902"/>
    </style:style>
    <style:style style:name="P16" style:family="paragraph" style:parent-style-name="Standard">
      <style:text-properties fo:color="#3333ff" officeooo:rsid="0040fc2b" officeooo:paragraph-rsid="0040fc2b"/>
    </style:style>
    <style:style style:name="P17" style:family="paragraph" style:parent-style-name="Standard">
      <style:text-properties officeooo:rsid="002b23c2" officeooo:paragraph-rsid="002b23c2"/>
    </style:style>
    <style:style style:name="P18" style:family="paragraph" style:parent-style-name="Standard">
      <style:text-properties fo:color="#ff0000" officeooo:rsid="0021d49e" officeooo:paragraph-rsid="001f25ea"/>
    </style:style>
    <style:style style:name="P19" style:family="paragraph" style:parent-style-name="Standard">
      <style:text-properties fo:color="#ff0000" officeooo:rsid="00226f60" officeooo:paragraph-rsid="00226f60"/>
    </style:style>
    <style:style style:name="P20" style:family="paragraph" style:parent-style-name="Standard">
      <style:text-properties fo:color="#ff0000" officeooo:rsid="002397af" officeooo:paragraph-rsid="002397af"/>
    </style:style>
    <style:style style:name="P21" style:family="paragraph" style:parent-style-name="Standard">
      <style:text-properties fo:color="#ff0000" style:font-name="Arial" fo:font-size="10pt" officeooo:rsid="002397af" officeooo:paragraph-rsid="002397af" style:font-size-asian="10pt"/>
    </style:style>
    <style:style style:name="P22" style:family="paragraph" style:parent-style-name="Standard">
      <style:text-properties fo:color="#ff0000" style:font-name="Arial" fo:font-size="10pt" officeooo:paragraph-rsid="0024f524" style:font-size-asian="10pt"/>
    </style:style>
    <style:style style:name="P23" style:family="paragraph" style:parent-style-name="Standard">
      <style:text-properties fo:color="#ff0000" style:font-name="Arial" fo:font-size="10pt" officeooo:rsid="0024f524" officeooo:paragraph-rsid="0024f524" style:font-size-asian="10pt"/>
    </style:style>
    <style:style style:name="P24" style:family="paragraph" style:parent-style-name="Standard">
      <style:text-properties fo:color="#ff0000" style:font-name="Arial" fo:font-size="10pt" officeooo:rsid="0024f524" officeooo:paragraph-rsid="002ac902" style:font-size-asian="10pt"/>
    </style:style>
    <style:style style:name="P25" style:family="paragraph" style:parent-style-name="Standard">
      <style:text-properties fo:color="#ff0000" style:font-name="Arial" fo:font-size="10pt" officeooo:rsid="00310302" officeooo:paragraph-rsid="00310302" style:font-size-asian="10pt"/>
    </style:style>
    <style:style style:name="P26" style:family="paragraph" style:parent-style-name="Standard">
      <style:text-properties fo:color="#ff0000" style:font-name="Arial" fo:font-size="10pt" officeooo:rsid="00310302" officeooo:paragraph-rsid="003009a5" style:font-size-asian="10pt"/>
    </style:style>
    <style:style style:name="P27" style:family="paragraph" style:parent-style-name="Standard">
      <style:text-properties fo:color="#ff0000" style:font-name="Arial" fo:font-size="10pt" officeooo:paragraph-rsid="003009a5" style:font-size-asian="10pt"/>
    </style:style>
    <style:style style:name="P28" style:family="paragraph" style:parent-style-name="Standard">
      <style:text-properties fo:color="#ff0000" style:font-name="Arial" fo:font-size="10pt" officeooo:rsid="003e0c6e" officeooo:paragraph-rsid="003e0c6e" style:font-size-asian="10pt"/>
    </style:style>
    <style:style style:name="P29" style:family="paragraph" style:parent-style-name="Standard">
      <style:text-properties fo:color="#ff0000" style:font-name="Arial" fo:font-size="10pt" officeooo:paragraph-rsid="002b23c2" style:font-size-asian="10pt"/>
    </style:style>
    <style:style style:name="P30" style:family="paragraph" style:parent-style-name="Standard">
      <style:text-properties fo:color="#ff0000" style:font-name="Arial" fo:font-size="10pt" officeooo:rsid="00457479" officeooo:paragraph-rsid="00457479" style:font-size-asian="10pt"/>
    </style:style>
    <style:style style:name="P31" style:family="paragraph" style:parent-style-name="Standard">
      <style:text-properties fo:color="#ff0000" style:font-name="Arial" fo:font-size="10pt" officeooo:rsid="0045b7c4" officeooo:paragraph-rsid="0045b7c4" style:font-size-asian="10pt"/>
    </style:style>
    <style:style style:name="P32" style:family="paragraph" style:parent-style-name="Standard">
      <style:text-properties fo:color="#ff0000" style:font-name="Arial" fo:font-size="10pt" officeooo:rsid="00457479" officeooo:paragraph-rsid="00457479" fo:background-color="#ffff00" style:font-size-asian="10pt"/>
    </style:style>
    <style:style style:name="P33" style:family="paragraph" style:parent-style-name="Standard">
      <style:text-properties fo:color="#ff0000" officeooo:rsid="0024f524" officeooo:paragraph-rsid="0024f524"/>
    </style:style>
    <style:style style:name="P34" style:family="paragraph" style:parent-style-name="Standard">
      <style:text-properties fo:color="#ff0000" style:font-name="Arial,BoldItalic" fo:font-size="10pt" officeooo:rsid="00310302" officeooo:paragraph-rsid="00310302" style:font-size-asian="10pt"/>
    </style:style>
    <style:style style:name="P35" style:family="paragraph" style:parent-style-name="Standard">
      <style:text-properties fo:color="#ff0000" officeooo:paragraph-rsid="002b23c2"/>
    </style:style>
    <style:style style:name="P36" style:family="paragraph" style:parent-style-name="Standard">
      <style:text-properties fo:color="#ff0000" officeooo:rsid="00457479" officeooo:paragraph-rsid="00457479"/>
    </style:style>
    <style:style style:name="P37" style:family="paragraph" style:parent-style-name="Standard">
      <style:text-properties fo:color="#ff0000" officeooo:rsid="0045b7c4" officeooo:paragraph-rsid="0045b7c4" fo:background-color="#ffff00"/>
    </style:style>
    <style:style style:name="P38" style:family="paragraph" style:parent-style-name="Standard">
      <style:text-properties officeooo:paragraph-rsid="002659e4"/>
    </style:style>
    <style:style style:name="P39" style:family="paragraph" style:parent-style-name="Standard">
      <style:text-properties officeooo:rsid="002e61a2" officeooo:paragraph-rsid="002e61a2"/>
    </style:style>
    <style:style style:name="P40" style:family="paragraph" style:parent-style-name="Standard">
      <style:text-properties officeooo:paragraph-rsid="00310302"/>
    </style:style>
    <style:style style:name="P41" style:family="paragraph" style:parent-style-name="Standard">
      <style:text-properties style:font-name="Arial" fo:font-size="10pt" officeooo:paragraph-rsid="002659e4" style:font-size-asian="10pt"/>
    </style:style>
    <style:style style:name="P42" style:family="paragraph" style:parent-style-name="Standard">
      <style:text-properties style:font-name="Arial" fo:font-size="10pt" officeooo:paragraph-rsid="0045b7c4" style:font-size-asian="10pt"/>
    </style:style>
    <style:style style:name="P43" style:family="paragraph" style:parent-style-name="Standard">
      <style:text-properties style:font-name="Arial" fo:font-size="10pt" officeooo:paragraph-rsid="004cfa16" style:font-size-asian="10pt"/>
    </style:style>
    <style:style style:name="P44" style:family="paragraph" style:parent-style-name="Standard">
      <style:text-properties officeooo:rsid="0032d7c6" officeooo:paragraph-rsid="0032d7c6"/>
    </style:style>
    <style:style style:name="P45" style:family="paragraph" style:parent-style-name="Standard">
      <style:text-properties officeooo:paragraph-rsid="0032d7c6"/>
    </style:style>
    <style:style style:name="P46" style:family="paragraph" style:parent-style-name="Standard">
      <style:text-properties fo:color="#0000ff" officeooo:rsid="0032d7c6" officeooo:paragraph-rsid="0032d7c6"/>
    </style:style>
    <style:style style:name="P47" style:family="paragraph" style:parent-style-name="Standard">
      <style:text-properties fo:color="#0000ff" officeooo:rsid="0032d7c6" officeooo:paragraph-rsid="003a8cb2"/>
    </style:style>
    <style:style style:name="P48" style:family="paragraph" style:parent-style-name="Standard">
      <style:text-properties fo:color="#0000ff" officeooo:rsid="00342045" officeooo:paragraph-rsid="00342045"/>
    </style:style>
    <style:style style:name="P49" style:family="paragraph" style:parent-style-name="Standard">
      <style:paragraph-properties fo:text-align="justify" style:justify-single-word="false"/>
      <style:text-properties fo:color="#0000ff" officeooo:rsid="00342045" officeooo:paragraph-rsid="0035d9c8"/>
    </style:style>
    <style:style style:name="P50" style:family="paragraph" style:parent-style-name="Standard">
      <style:text-properties fo:color="#0000ff" officeooo:rsid="00342045" officeooo:paragraph-rsid="0035d9c8"/>
    </style:style>
    <style:style style:name="P51" style:family="paragraph" style:parent-style-name="Standard">
      <style:text-properties fo:color="#0000ff" officeooo:rsid="00342045" officeooo:paragraph-rsid="00377a1f"/>
    </style:style>
    <style:style style:name="P52" style:family="paragraph" style:parent-style-name="Standard">
      <style:text-properties fo:color="#0000ff" officeooo:paragraph-rsid="003a8cb2"/>
    </style:style>
    <style:style style:name="P53" style:family="paragraph" style:parent-style-name="Standard">
      <style:paragraph-properties fo:text-align="justify" style:justify-single-word="false"/>
      <style:text-properties fo:color="#0000ff" style:font-name="Cambria" fo:font-size="11pt" officeooo:rsid="00342045" officeooo:paragraph-rsid="0035d9c8" style:font-size-asian="11pt" style:font-size-complex="11pt"/>
    </style:style>
    <style:style style:name="P54" style:family="paragraph" style:parent-style-name="Standard">
      <style:text-properties fo:color="#0000ff" style:font-name="Cambria" fo:font-size="11pt" officeooo:rsid="0039043a" officeooo:paragraph-rsid="0039043a" style:font-size-asian="11pt" style:font-size-complex="11pt"/>
    </style:style>
    <style:style style:name="P55" style:family="paragraph" style:parent-style-name="Standard">
      <style:text-properties fo:color="#0000ff" style:font-name="Cambria" fo:font-size="10pt" officeooo:rsid="00093949" officeooo:paragraph-rsid="0042c48d" style:font-size-asian="10pt" style:font-size-complex="10pt"/>
    </style:style>
    <style:style style:name="P56" style:family="paragraph" style:parent-style-name="Standard">
      <style:text-properties fo:color="#0000ff" style:font-name="Arial" fo:font-size="10pt" officeooo:rsid="0032d7c6" officeooo:paragraph-rsid="0032d7c6" style:font-size-asian="10pt"/>
    </style:style>
    <style:style style:name="P57" style:family="paragraph" style:parent-style-name="Standard">
      <style:text-properties fo:color="#0000ff" officeooo:rsid="003537c0" officeooo:paragraph-rsid="003a8cb2"/>
    </style:style>
    <style:style style:name="P58" style:family="paragraph" style:parent-style-name="Standard">
      <style:text-properties officeooo:rsid="00342045" officeooo:paragraph-rsid="00342045"/>
    </style:style>
    <style:style style:name="P59" style:family="paragraph" style:parent-style-name="Standard">
      <style:text-properties officeooo:rsid="003537c0" officeooo:paragraph-rsid="003a8cb2"/>
    </style:style>
    <style:style style:name="P60" style:family="paragraph" style:parent-style-name="Standard">
      <style:text-properties officeooo:rsid="003537c0" officeooo:paragraph-rsid="0041c2ac"/>
    </style:style>
    <style:style style:name="P61" style:family="paragraph" style:parent-style-name="Standard">
      <style:text-properties officeooo:rsid="0039043a" officeooo:paragraph-rsid="0039043a"/>
    </style:style>
    <style:style style:name="P62" style:family="paragraph" style:parent-style-name="Standard">
      <style:paragraph-properties fo:text-align="justify" style:justify-single-word="false"/>
      <style:text-properties officeooo:paragraph-rsid="003a8cb2"/>
    </style:style>
    <style:style style:name="P63" style:family="paragraph" style:parent-style-name="Standard">
      <style:text-properties officeooo:paragraph-rsid="003c61cf"/>
    </style:style>
    <style:style style:name="P64" style:family="paragraph" style:parent-style-name="Standard">
      <style:text-properties officeooo:paragraph-rsid="003009a5"/>
    </style:style>
    <style:style style:name="P65" style:family="paragraph" style:parent-style-name="Standard">
      <style:text-properties officeooo:paragraph-rsid="003e304e"/>
    </style:style>
    <style:style style:name="P66" style:family="paragraph" style:parent-style-name="Standard">
      <style:text-properties fo:color="#000099" officeooo:rsid="0040fc2b" officeooo:paragraph-rsid="0040fc2b"/>
    </style:style>
    <style:style style:name="P67" style:family="paragraph" style:parent-style-name="Standard">
      <style:text-properties officeooo:rsid="0044cac5" officeooo:paragraph-rsid="0044cac5"/>
    </style:style>
    <style:style style:name="P68" style:family="paragraph" style:parent-style-name="Standard">
      <style:text-properties officeooo:paragraph-rsid="0045b7c4"/>
    </style:style>
    <style:style style:name="P69" style:family="paragraph" style:parent-style-name="Standard">
      <style:text-properties fo:color="#ff3333" officeooo:rsid="00644ac5" officeooo:paragraph-rsid="00644ac5" fo:background-color="transparent"/>
    </style:style>
    <style:style style:name="P70" style:family="paragraph" style:parent-style-name="Standard">
      <style:text-properties fo:color="#ff3333" officeooo:rsid="005a14ca" officeooo:paragraph-rsid="005a14ca"/>
    </style:style>
    <style:style style:name="P71" style:family="paragraph" style:parent-style-name="Standard">
      <style:text-properties fo:color="#ff3333" officeooo:rsid="0022e0a4" officeooo:paragraph-rsid="0090d589"/>
    </style:style>
    <style:style style:name="P72" style:family="paragraph" style:parent-style-name="Standard">
      <style:text-properties fo:color="#ff3333" fo:font-size="12pt" fo:language="en" fo:country="US" officeooo:rsid="009cc6a1" officeooo:paragraph-rsid="009cc6a1" style:font-size-asian="12pt" style:font-size-complex="12pt"/>
    </style:style>
    <style:style style:name="P73" style:family="paragraph" style:parent-style-name="Standard">
      <style:text-properties fo:color="#ff3333" fo:font-size="12pt" fo:language="en" fo:country="US" officeooo:rsid="0022e0a4" officeooo:paragraph-rsid="0090d589" style:font-size-asian="12pt" style:font-size-complex="12pt"/>
    </style:style>
    <style:style style:name="P74" style:family="paragraph" style:parent-style-name="Standard">
      <style:text-properties fo:color="#ff3333" fo:font-size="12pt" fo:language="en" fo:country="US" officeooo:rsid="0090d589" officeooo:paragraph-rsid="0090d589" style:font-size-asian="12pt" style:font-size-complex="12pt"/>
    </style:style>
    <style:style style:name="P75" style:family="paragraph" style:parent-style-name="Standard">
      <style:text-properties officeooo:paragraph-rsid="004870de"/>
    </style:style>
    <style:style style:name="P76" style:family="paragraph" style:parent-style-name="Standard">
      <style:text-properties officeooo:rsid="004ffacf" officeooo:paragraph-rsid="004ffacf"/>
    </style:style>
    <style:style style:name="P77" style:family="paragraph" style:parent-style-name="Standard">
      <style:text-properties officeooo:rsid="00546fd2" officeooo:paragraph-rsid="00546fd2"/>
    </style:style>
    <style:style style:name="P78" style:family="paragraph" style:parent-style-name="Standard">
      <style:text-properties officeooo:rsid="0055baa1" officeooo:paragraph-rsid="0055baa1"/>
    </style:style>
    <style:style style:name="P79" style:family="paragraph" style:parent-style-name="Standard">
      <style:text-properties officeooo:rsid="0055baa1" officeooo:paragraph-rsid="005a14ca"/>
    </style:style>
    <style:style style:name="P80" style:family="paragraph" style:parent-style-name="Standard">
      <style:text-properties officeooo:paragraph-rsid="0057a669"/>
    </style:style>
    <style:style style:name="P81" style:family="paragraph" style:parent-style-name="Standard">
      <style:text-properties officeooo:rsid="0057a669" officeooo:paragraph-rsid="0057a669" fo:background-color="#ffff00"/>
    </style:style>
    <style:style style:name="P82" style:family="paragraph" style:parent-style-name="Standard">
      <style:text-properties officeooo:rsid="00229f7c" officeooo:paragraph-rsid="006ea48a" fo:background-color="#ffff00"/>
    </style:style>
    <style:style style:name="P83" style:family="paragraph" style:parent-style-name="Standard">
      <style:text-properties style:use-window-font-color="true" officeooo:rsid="0055baa1" officeooo:paragraph-rsid="005a14ca"/>
    </style:style>
    <style:style style:name="P84" style:family="paragraph" style:parent-style-name="Standard">
      <style:text-properties style:use-window-font-color="true" officeooo:rsid="005cb6de" officeooo:paragraph-rsid="005cb6de"/>
    </style:style>
    <style:style style:name="P85" style:family="paragraph" style:parent-style-name="Standard">
      <style:text-properties style:use-window-font-color="true" officeooo:rsid="005d1782" officeooo:paragraph-rsid="005d1782"/>
    </style:style>
    <style:style style:name="P86" style:family="paragraph" style:parent-style-name="Standard">
      <style:text-properties style:use-window-font-color="true" officeooo:rsid="005d1782" officeooo:paragraph-rsid="0060db09"/>
    </style:style>
    <style:style style:name="P87" style:family="paragraph" style:parent-style-name="Standard">
      <style:text-properties style:use-window-font-color="true" officeooo:rsid="005a14ca" officeooo:paragraph-rsid="005a14ca"/>
    </style:style>
    <style:style style:name="P88" style:family="paragraph" style:parent-style-name="Standard">
      <style:text-properties officeooo:paragraph-rsid="005d1782"/>
    </style:style>
    <style:style style:name="P89" style:family="paragraph" style:parent-style-name="Standard">
      <style:text-properties officeooo:rsid="006332e1" officeooo:paragraph-rsid="006332e1"/>
    </style:style>
    <style:style style:name="P90" style:family="paragraph" style:parent-style-name="Standard">
      <style:text-properties officeooo:paragraph-rsid="006332e1"/>
    </style:style>
    <style:style style:name="P91" style:family="paragraph" style:parent-style-name="Standard">
      <style:text-properties officeooo:rsid="0057a669" officeooo:paragraph-rsid="0057a669"/>
    </style:style>
    <style:style style:name="P92" style:family="paragraph" style:parent-style-name="Standard">
      <style:text-properties officeooo:paragraph-rsid="0055baa1"/>
    </style:style>
    <style:style style:name="P93" style:family="paragraph" style:parent-style-name="Standard">
      <style:text-properties officeooo:rsid="00667f60" officeooo:paragraph-rsid="00667f60"/>
    </style:style>
    <style:style style:name="P94" style:family="paragraph" style:parent-style-name="Standard">
      <style:text-properties officeooo:paragraph-rsid="006cd688"/>
    </style:style>
    <style:style style:name="P95" style:family="paragraph" style:parent-style-name="Standard">
      <style:text-properties officeooo:paragraph-rsid="006ea48a"/>
    </style:style>
    <style:style style:name="P96" style:family="paragraph" style:parent-style-name="Standard">
      <style:text-properties officeooo:paragraph-rsid="00707c33"/>
    </style:style>
    <style:style style:name="P97" style:family="paragraph" style:parent-style-name="Standard">
      <style:text-properties style:font-name="sans-serif" fo:font-size="8pt" officeooo:rsid="0055baa1" officeooo:paragraph-rsid="0055baa1" style:font-size-asian="8pt" style:font-size-complex="8pt"/>
    </style:style>
    <style:style style:name="P98" style:family="paragraph" style:parent-style-name="Standard">
      <style:text-properties style:font-name="sans-serif" fo:font-size="11.25pt" officeooo:paragraph-rsid="00870c8e"/>
    </style:style>
    <style:style style:name="P99" style:family="paragraph" style:parent-style-name="Standard">
      <style:text-properties style:font-name="sans-serif" fo:font-size="11.25pt" officeooo:rsid="00870c8e" officeooo:paragraph-rsid="00870c8e"/>
    </style:style>
    <style:style style:name="P100" style:family="paragraph" style:parent-style-name="Standard">
      <style:text-properties officeooo:rsid="00724919" officeooo:paragraph-rsid="00724919"/>
    </style:style>
    <style:style style:name="P101" style:family="paragraph" style:parent-style-name="Standard">
      <style:text-properties officeooo:paragraph-rsid="00724919"/>
    </style:style>
    <style:style style:name="P102" style:family="paragraph" style:parent-style-name="Standard">
      <style:text-properties officeooo:rsid="0072a45c" officeooo:paragraph-rsid="0072a45c"/>
    </style:style>
    <style:style style:name="P103" style:family="paragraph" style:parent-style-name="Standard">
      <style:text-properties officeooo:paragraph-rsid="00753f9b"/>
    </style:style>
    <style:style style:name="P104" style:family="paragraph" style:parent-style-name="Standard">
      <style:text-properties officeooo:rsid="007abeac" officeooo:paragraph-rsid="007abeac"/>
    </style:style>
    <style:style style:name="P105" style:family="paragraph" style:parent-style-name="Standard">
      <style:text-properties fo:font-size="8pt" officeooo:paragraph-rsid="00753f9b" style:font-size-asian="8pt" style:font-size-complex="8pt"/>
    </style:style>
    <style:style style:name="P106" style:family="paragraph" style:parent-style-name="Standard">
      <style:text-properties officeooo:rsid="007e6d8a" officeooo:paragraph-rsid="007e6d8a"/>
    </style:style>
    <style:style style:name="P107" style:family="paragraph" style:parent-style-name="Standard">
      <style:text-properties officeooo:rsid="007e6ee7" officeooo:paragraph-rsid="007e6ee7"/>
    </style:style>
    <style:style style:name="P108" style:family="paragraph" style:parent-style-name="Standard">
      <style:text-properties officeooo:rsid="007e92b3" officeooo:paragraph-rsid="007e92b3"/>
    </style:style>
    <style:style style:name="P109" style:family="paragraph" style:parent-style-name="Standard">
      <style:text-properties officeooo:paragraph-rsid="00801970"/>
    </style:style>
    <style:style style:name="P110" style:family="paragraph" style:parent-style-name="Standard">
      <style:text-properties officeooo:rsid="00835a76" officeooo:paragraph-rsid="00835a76"/>
    </style:style>
    <style:style style:name="P111" style:family="paragraph" style:parent-style-name="Standard">
      <style:text-properties officeooo:rsid="0085f8fd" officeooo:paragraph-rsid="0085f8fd"/>
    </style:style>
    <style:style style:name="P112" style:family="paragraph" style:parent-style-name="Standard">
      <style:text-properties officeooo:rsid="00753f9b" officeooo:paragraph-rsid="00753f9b"/>
    </style:style>
    <style:style style:name="P113" style:family="paragraph" style:parent-style-name="Standard">
      <style:text-properties style:text-position="33% 80%" officeooo:paragraph-rsid="00753f9b"/>
    </style:style>
    <style:style style:name="P114" style:family="paragraph" style:parent-style-name="Standard">
      <style:text-properties style:text-position="33% 80%" officeooo:rsid="0081d67c" officeooo:paragraph-rsid="0081d67c"/>
    </style:style>
    <style:style style:name="P115" style:family="paragraph" style:parent-style-name="Standard">
      <style:text-properties officeooo:rsid="005b8790" officeooo:paragraph-rsid="00870c8e"/>
    </style:style>
    <style:style style:name="P116" style:family="paragraph" style:parent-style-name="Standard">
      <style:text-properties officeooo:rsid="0087236a" officeooo:paragraph-rsid="0087236a"/>
    </style:style>
    <style:style style:name="P117" style:family="paragraph" style:parent-style-name="Standard">
      <style:text-properties officeooo:rsid="0087704a" officeooo:paragraph-rsid="0087704a"/>
    </style:style>
    <style:style style:name="P118" style:family="paragraph" style:parent-style-name="Standard">
      <style:text-properties officeooo:rsid="008933a0" officeooo:paragraph-rsid="008933a0"/>
    </style:style>
    <style:style style:name="P119" style:family="paragraph" style:parent-style-name="Standard">
      <style:text-properties officeooo:paragraph-rsid="008933a0"/>
    </style:style>
    <style:style style:name="P120" style:family="paragraph" style:parent-style-name="Standard">
      <style:text-properties officeooo:paragraph-rsid="008be53b"/>
    </style:style>
    <style:style style:name="P121" style:family="paragraph" style:parent-style-name="Standard">
      <style:text-properties officeooo:rsid="008e5848" officeooo:paragraph-rsid="008e5848"/>
    </style:style>
    <style:style style:name="P122" style:family="paragraph" style:parent-style-name="Standard">
      <style:text-properties officeooo:rsid="0092cd71" officeooo:paragraph-rsid="0092cd71"/>
    </style:style>
    <style:style style:name="P123" style:family="paragraph" style:parent-style-name="Standard">
      <style:text-properties officeooo:rsid="009ae6ef" officeooo:paragraph-rsid="009ae6ef"/>
    </style:style>
    <style:style style:name="P124" style:family="paragraph" style:parent-style-name="Standard">
      <style:paragraph-properties fo:break-before="page"/>
      <style:text-properties fo:color="#ff0000" officeooo:rsid="0021d49e" officeooo:paragraph-rsid="001f25ea"/>
    </style:style>
    <style:style style:name="P125" style:family="paragraph" style:parent-style-name="Text_20_body">
      <style:text-properties officeooo:paragraph-rsid="006cd688"/>
    </style:style>
    <style:style style:name="P126" style:family="paragraph" style:parent-style-name="Standard">
      <style:text-properties officeooo:paragraph-rsid="006cd688"/>
    </style:style>
    <style:style style:name="P127" style:family="paragraph" style:parent-style-name="Standard">
      <style:text-properties officeooo:rsid="00a20110" officeooo:paragraph-rsid="00a20110"/>
    </style:style>
    <style:style style:name="P128" style:family="paragraph" style:parent-style-name="Standard">
      <style:text-properties officeooo:rsid="00a220be" officeooo:paragraph-rsid="00a220be"/>
    </style:style>
    <style:style style:name="T1" style:family="text">
      <style:text-properties officeooo:rsid="0020e083"/>
    </style:style>
    <style:style style:name="T2" style:family="text">
      <style:text-properties officeooo:rsid="0021d49e"/>
    </style:style>
    <style:style style:name="T3" style:family="text">
      <style:text-properties fo:color="#ff0000"/>
    </style:style>
    <style:style style:name="T4" style:family="text">
      <style:text-properties fo:color="#ff0000" officeooo:rsid="0021d49e"/>
    </style:style>
    <style:style style:name="T5" style:family="text">
      <style:text-properties fo:color="#ff0000" style:font-name="Arial" fo:font-size="10pt" style:font-size-asian="10pt"/>
    </style:style>
    <style:style style:name="T6" style:family="text">
      <style:text-properties fo:color="#ff0000" style:font-name="Arial" fo:font-size="10pt" officeooo:rsid="002890ca" style:font-size-asian="10pt"/>
    </style:style>
    <style:style style:name="T7" style:family="text">
      <style:text-properties fo:color="#ff0000" style:font-name="Arial" fo:font-size="10pt" officeooo:rsid="0024f524" style:font-size-asian="10pt"/>
    </style:style>
    <style:style style:name="T8" style:family="text">
      <style:text-properties fo:color="#ff0000" style:font-name="Arial" fo:font-size="10pt" officeooo:rsid="00310302" style:font-size-asian="10pt"/>
    </style:style>
    <style:style style:name="T9" style:family="text">
      <style:text-properties fo:color="#ff0000" style:font-name="Arial" fo:font-size="10pt" officeooo:rsid="0045b7c4" style:font-size-asian="10pt"/>
    </style:style>
    <style:style style:name="T10" style:family="text">
      <style:text-properties fo:color="#ff0000" style:font-name="Arial" fo:font-size="10pt" officeooo:rsid="00466c55" style:font-size-asian="10pt"/>
    </style:style>
    <style:style style:name="T11" style:family="text">
      <style:text-properties fo:color="#ff0000" style:font-name="Arial" fo:font-size="10pt" officeooo:rsid="0047a392" style:font-size-asian="10pt"/>
    </style:style>
    <style:style style:name="T12" style:family="text">
      <style:text-properties fo:color="#ff0000" style:font-name="Arial" fo:font-size="10pt" style:text-underline-style="solid" style:text-underline-width="auto" style:text-underline-color="font-color" style:font-size-asian="10pt"/>
    </style:style>
    <style:style style:name="T13" style:family="text">
      <style:text-properties fo:color="#ff0000" style:font-name="Arial" fo:font-size="10pt" fo:background-color="#ffff00" loext:char-shading-value="0" style:font-size-asian="10pt"/>
    </style:style>
    <style:style style:name="T14" style:family="text">
      <style:text-properties fo:color="#ff0000" officeooo:rsid="00226f60"/>
    </style:style>
    <style:style style:name="T15" style:family="text">
      <style:text-properties fo:color="#ff0000" officeooo:rsid="002397af"/>
    </style:style>
    <style:style style:name="T16" style:family="text">
      <style:text-properties fo:color="#ff0000" officeooo:rsid="0024f524"/>
    </style:style>
    <style:style style:name="T17" style:family="text">
      <style:text-properties fo:color="#ff0000" style:font-name="Arial,BoldItalic" fo:font-size="10pt" style:font-size-asian="10pt"/>
    </style:style>
    <style:style style:name="T18" style:family="text">
      <style:text-properties fo:color="#ff0000" style:font-name="Arial,BoldItalic" fo:font-size="10pt" officeooo:rsid="00310302" style:font-size-asian="10pt"/>
    </style:style>
    <style:style style:name="T19" style:family="text">
      <style:text-properties officeooo:rsid="00221e81"/>
    </style:style>
    <style:style style:name="T20" style:family="text">
      <style:text-properties officeooo:rsid="00226f60"/>
    </style:style>
    <style:style style:name="T21" style:family="text">
      <style:text-properties style:font-name="Arial" fo:font-size="10pt" style:font-size-asian="10pt"/>
    </style:style>
    <style:style style:name="T22" style:family="text">
      <style:text-properties style:font-name="Arial" fo:font-size="10pt" officeooo:rsid="002a285f" style:font-size-asian="10pt"/>
    </style:style>
    <style:style style:name="T23" style:family="text">
      <style:text-properties style:font-name="Arial" fo:font-size="10pt" officeooo:rsid="002ac902" style:font-size-asian="10pt"/>
    </style:style>
    <style:style style:name="T24" style:family="text">
      <style:text-properties style:font-name="Arial" fo:font-size="10pt" officeooo:rsid="002be793" style:font-size-asian="10pt"/>
    </style:style>
    <style:style style:name="T25" style:family="text">
      <style:text-properties style:font-name="Arial" fo:font-size="10pt" officeooo:rsid="002890ca" style:font-size-asian="10pt"/>
    </style:style>
    <style:style style:name="T26" style:family="text">
      <style:text-properties style:font-name="Arial" fo:font-size="10pt" style:text-underline-style="solid" style:text-underline-width="auto" style:text-underline-color="font-color" officeooo:rsid="002ac902" style:font-size-asian="10pt"/>
    </style:style>
    <style:style style:name="T27" style:family="text">
      <style:text-properties style:font-name="Arial" fo:font-size="10pt" style:text-underline-style="solid" style:text-underline-width="auto" style:text-underline-color="font-color" fo:font-weight="bold" style:font-size-asian="10pt" style:font-weight-asian="bold" style:font-weight-complex="bold"/>
    </style:style>
    <style:style style:name="T28" style:family="text">
      <style:text-properties officeooo:rsid="002397af"/>
    </style:style>
    <style:style style:name="T29" style:family="text">
      <style:text-properties officeooo:rsid="002659e4"/>
    </style:style>
    <style:style style:name="T30" style:family="text">
      <style:text-properties officeooo:rsid="00272c98"/>
    </style:style>
    <style:style style:name="T31" style:family="text">
      <style:text-properties fo:color="#3333ff"/>
    </style:style>
    <style:style style:name="T32" style:family="text">
      <style:text-properties fo:color="#3333ff" style:font-name="Arial" fo:font-size="10pt" officeooo:rsid="003009a5" style:font-size-asian="10pt"/>
    </style:style>
    <style:style style:name="T33" style:family="text">
      <style:text-properties fo:color="#3333ff" style:font-name="Arial" fo:font-size="10pt" officeooo:rsid="00300c9b" style:font-size-asian="10pt"/>
    </style:style>
    <style:style style:name="T34" style:family="text">
      <style:text-properties fo:color="#3333ff" officeooo:rsid="0073cc26"/>
    </style:style>
    <style:style style:name="T35" style:family="text">
      <style:text-properties fo:color="#3333ff" officeooo:rsid="00772a11"/>
    </style:style>
    <style:style style:name="T36" style:family="text">
      <style:text-properties officeooo:rsid="002b23c2"/>
    </style:style>
    <style:style style:name="T37" style:family="text">
      <style:text-properties officeooo:rsid="0032d7c6"/>
    </style:style>
    <style:style style:name="T38" style:family="text">
      <style:text-properties fo:color="#ff3333"/>
    </style:style>
    <style:style style:name="T39" style:family="text">
      <style:text-properties fo:color="#ff3333" style:font-name="Arial" fo:font-size="10pt" style:font-size-asian="10pt"/>
    </style:style>
    <style:style style:name="T40" style:family="text">
      <style:text-properties fo:color="#ff3333" officeooo:rsid="004870de"/>
    </style:style>
    <style:style style:name="T41" style:family="text">
      <style:text-properties fo:color="#ff3333" officeooo:rsid="005a14ca"/>
    </style:style>
    <style:style style:name="T42" style:family="text">
      <style:text-properties fo:color="#0000ff" style:font-name="Arial" fo:font-size="10pt" officeooo:rsid="0032d7c6" style:font-size-asian="10pt"/>
    </style:style>
    <style:style style:name="T43" style:family="text">
      <style:text-properties fo:color="#0000ff" style:font-name="Cambria" fo:font-size="11pt" style:font-size-asian="11pt" style:font-size-complex="11pt"/>
    </style:style>
    <style:style style:name="T44" style:family="text">
      <style:text-properties fo:color="#0000ff" style:font-name="Cambria" fo:font-size="11pt" officeooo:rsid="0035d9c8" style:font-size-asian="11pt" style:font-size-complex="11pt"/>
    </style:style>
    <style:style style:name="T45" style:family="text">
      <style:text-properties fo:color="#0000ff" style:font-name="Cambria" fo:font-size="11pt" officeooo:rsid="0032d7c6" style:font-size-asian="11pt" style:font-size-complex="11pt"/>
    </style:style>
    <style:style style:name="T46" style:family="text">
      <style:text-properties fo:color="#0000ff" style:font-name="Cambria" fo:font-size="6pt" officeooo:rsid="000ba274" style:font-size-asian="6pt" style:font-size-complex="6pt"/>
    </style:style>
    <style:style style:name="T47" style:family="text">
      <style:text-properties officeooo:rsid="003537c0"/>
    </style:style>
    <style:style style:name="T48" style:family="text">
      <style:text-properties style:font-name="Cambria" fo:font-size="11pt" style:font-size-asian="11pt" style:font-size-complex="11pt"/>
    </style:style>
    <style:style style:name="T49" style:family="text">
      <style:text-properties style:font-name="Cambria" fo:font-size="11pt" officeooo:rsid="0035d9c8" style:font-size-asian="11pt" style:font-size-complex="11pt"/>
    </style:style>
    <style:style style:name="T50" style:family="text">
      <style:text-properties officeooo:rsid="0035d9c8"/>
    </style:style>
    <style:style style:name="T51" style:family="text">
      <style:text-properties officeooo:rsid="00377a1f"/>
    </style:style>
    <style:style style:name="T52" style:family="text">
      <style:text-properties officeooo:rsid="003c61cf"/>
    </style:style>
    <style:style style:name="T53" style:family="text">
      <style:text-properties officeooo:rsid="0050d27b"/>
    </style:style>
    <style:style style:name="T54" style:family="text">
      <style:text-properties fo:font-size="8pt" style:font-size-asian="8pt" style:font-size-complex="8pt"/>
    </style:style>
    <style:style style:name="T55" style:family="text">
      <style:text-properties officeooo:rsid="00514368"/>
    </style:style>
    <style:style style:name="T56" style:family="text">
      <style:text-properties officeooo:rsid="0053013b"/>
    </style:style>
    <style:style style:name="T57" style:family="text">
      <style:text-properties officeooo:rsid="0055baa1"/>
    </style:style>
    <style:style style:name="T58" style:family="text">
      <style:text-properties officeooo:rsid="0057a669"/>
    </style:style>
    <style:style style:name="T59" style:family="text">
      <style:text-properties fo:color="#0000cc"/>
    </style:style>
    <style:style style:name="T60" style:family="text">
      <style:text-properties style:use-window-font-color="true" officeooo:rsid="005d1782"/>
    </style:style>
    <style:style style:name="T61" style:family="text">
      <style:text-properties officeooo:rsid="006332e1"/>
    </style:style>
    <style:style style:name="T62" style:family="text">
      <style:text-properties style:text-position="33% 80%"/>
    </style:style>
    <style:style style:name="T63" style:family="text">
      <style:text-properties fo:font-style="italic"/>
    </style:style>
    <style:style style:name="T64" style:family="text">
      <style:text-properties officeooo:rsid="006cd688"/>
    </style:style>
    <style:style style:name="T65" style:family="text">
      <style:text-properties officeooo:rsid="00229f7c"/>
    </style:style>
    <style:style style:name="T66" style:family="text">
      <style:text-properties officeooo:rsid="00707c33"/>
    </style:style>
    <style:style style:name="T67" style:family="text">
      <style:text-properties officeooo:rsid="0073cc26"/>
    </style:style>
    <style:style style:name="T68" style:family="text">
      <style:text-properties style:text-underline-style="solid" style:text-underline-width="auto" style:text-underline-color="font-color" fo:font-weight="bold" officeooo:rsid="0073cc26" style:font-weight-asian="bold" style:font-weight-complex="bold"/>
    </style:style>
    <style:style style:name="T69" style:family="text">
      <style:text-properties officeooo:rsid="005b8790"/>
    </style:style>
    <style:style style:name="T70" style:family="text">
      <style:text-properties officeooo:rsid="008933a0"/>
    </style:style>
    <style:style style:name="T71" style:family="text">
      <style:text-properties officeooo:rsid="008be53b"/>
    </style:style>
    <style:style style:name="T72" style:family="text">
      <style:text-properties fo:font-size="12pt" fo:language="en" fo:country="US" style:font-size-asian="12pt" style:font-size-complex="12pt"/>
    </style:style>
    <style:style style:name="T73" style:family="text">
      <style:text-properties fo:font-size="12pt" fo:language="en" fo:country="US" officeooo:rsid="0090d589" style:font-size-asian="12pt" style:font-size-complex="12pt"/>
    </style:style>
    <style:style style:name="T74" style:family="text">
      <style:text-properties officeooo:rsid="0092cd71"/>
    </style:style>
    <style:style style:name="T75" style:family="text">
      <style:text-properties officeooo:rsid="00986437"/>
    </style:style>
    <style:style style:name="T76" style:family="text">
      <style:text-properties officeooo:rsid="00a386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http://www.nature.com/nature/journal/v491/n7424/full/nature11622.html</text:p>
      <text:p text:style-name="P73">As expected, regions with the highest nucleotide differentiation between European and Asian wild boars were observed in high recombination regions towards the end of the chromosomes on both metacentric and acrocentric chromosomes</text:p>
      <text:p text:style-name="P73"/>
      <text:p text:style-name="P71"><text:span text:style-name="T72">If we do a phylogenetic tree within pigs, we may be able to appreciate that a region started to show variation only in one brach. </text:span><text:span text:style-name="T73">See paper vertebre</text:span></text:p>
      <text:p text:style-name="P74">genes involved in splicing show accelerated evolution in the pig lineage </text:p>
      <text:p text:style-name="P74"/>
      <text:p text:style-name="P74">Different gene variants have been fixed</text:p>
      <text:p text:style-name="P60"/>
      <text:p text:style-name="P60">While the reasons for clustering remain unresolved, one hypothesis is that evolutionary pressure for retention of a multigenic trait as a single locus facilitates the synthesis of the final product and prevents accumulation of toxic pathway intermediates (Takos and Rook, <text:a xlink:type="simple" xlink:href="http://onlinelibrary.wiley.com/doi/10.1111/tpj.12827/full#tpj12827-bib-0060" text:style-name="Internet_20_link" text:visited-style-name="Visited_20_Internet_20_Link">2012</text:a>; Nutzmann and Osbourn, <text:a xlink:type="simple" xlink:href="http://onlinelibrary.wiley.com/doi/10.1111/tpj.12827/full#tpj12827-bib-0047" text:style-name="Internet_20_link" text:visited-style-name="Visited_20_Internet_20_Link">2014</text:a>).</text:p>
      <text:p text:style-name="P67"><text:a xlink:type="simple" xlink:href="http://onlinelibrary.wiley.com/doi/10.1111/tpj.12827/full" text:style-name="Internet_20_link" text:visited-style-name="Visited_20_Internet_20_Link">http://onlinelibrary.wiley.com/doi/10.1111/tpj.12827/full</text:a></text:p>
      <text:p text:style-name="P67">If they cluster, it is more likelly that by tracking coding you pick up also non-coding. Q x evo!?</text:p>
      <text:p text:style-name="P57"/>
      <text:p text:style-name="P65"/>
      <text:p text:style-name="P55">Conservation does not necessarily imply identity: Sequence can be constrained to prefer two or three out of the four bases. </text:p>
      <text:p text:style-name="P65"/>
      <text:p text:style-name="P65">s SIFT<text:bookmark text:name="__tag_556107199"/><text:a xlink:type="simple" xlink:href="https://www.ncbi.nlm.nih.gov/pmc/articles/PMC5015703/#R5" text:style-name="Internet_20_link" text:visited-style-name="Visited_20_Internet_20_Link">5</text:a> and PolyPhen<text:bookmark text:name="__tag_556107191"/><text:a xlink:type="simple" xlink:href="https://www.ncbi.nlm.nih.gov/pmc/articles/PMC5015703/#R6" text:style-name="Internet_20_link" text:visited-style-name="Visited_20_Internet_20_Link">6</text:a>, are largely based on quantifying constraint on the affected residue from a multiple sequence alignment. This approach is possible because protein sequences have been highly conserved throughout evolution. Regulatory elements are known to have much higher evolutionary turnover<text:bookmark text:name="__tag_556107196"/><text:a xlink:type="simple" xlink:href="https://www.ncbi.nlm.nih.gov/pmc/articles/PMC5015703/#R7" text:style-name="Internet_20_link" text:visited-style-name="Visited_20_Internet_20_Link">7</text:a> implying that conservation is a less important signal when interpreting variants in regulatory region</text:p>
      <text:p text:style-name="P65"/>
      <text:p text:style-name="P59"><text:tab/><text:span text:style-name="T52">2.Are they enough? Most SNPs will receive a score? Do they differ?</text:span></text:p>
      <text:p text:style-name="P59"><text:tab/><text:span text:style-name="T52">3.The scores are of interst. Traits?</text:span></text:p>
      <text:p text:style-name="P59"><text:tab/><text:span text:style-name="T52">4.What is the added values with respet to C-scores?</text:span></text:p>
      <text:p text:style-name="P63"><text:span text:style-name="T52">1. </text:span>C-scores strongly correlate with allelic diversity, pathogenicity of both coding and non-coding variants</text:p>
      <text:p text:style-name="P59"/>
      <text:p text:style-name="P3"/>
      <text:p text:style-name="P48">Why priors are required? <text:span text:style-name="T47">(ref) not all SNPs have function</text:span></text:p>
      <text:p text:style-name="P53"><text:tab/>the use of WGS holds the potential to greatly improve the accuracy of GP and possibly account <text:tab/>for the hitherto missing heritability for complex traits,</text:p>
      <text:p text:style-name="P53"><text:tab/>If the causal variants can be accurately identified, then GP can be performed directly on them <text:tab/>and this is expected to result in more accuracy since the statistical noise caused by non-causal <text:tab/>variants in the model is avoided [28]</text:p>
      <text:p text:style-name="P49"><text:span text:style-name="T48"><text:tab/>Khansefid et al. </text:span><field:fieldmark-start text:name="__Fieldmark__681_2142683196" field:type=""/><text:span text:style-name="T48">[29]</text:span><field:fieldmark-end/><text:span text:style-name="T48"> demonstrated how in a relatively small training population for residual <text:tab/>feed intake (RFI) of dairy cattle, prediction accuracy was increased by giving more weight to <text:tab/>the SNPs that had a significant effect on RFI in a beef cattle population. This approach was <text:tab/>more effective than simply combining the data in an across breed reference population, and <text:tab/>similar results were obtained in plants by Bernardo </text:span><field:fieldmark-start text:name="__Fieldmark__688_2142683196" field:type=""/><text:span text:style-name="T48">[30]</text:span><field:fieldmark-end/><text:span text:style-name="T48">. </text:span></text:p>
      <text:p text:style-name="P48">Why priors should be biological?</text:p>
      <text:p text:style-name="P48"><text:tab/><text:span text:style-name="T50">Statistics alone are not enough to explain when i&gt;&gt;p</text:span></text:p>
      <text:p text:style-name="P51"><text:tab/><text:span text:style-name="T51">given the </text:span><text:span text:style-name="T48">biological expectation that not all variants in WGS are causal,</text:span></text:p>
      <text:p text:style-name="P48">What is the potential of these biological priors?</text:p>
      <text:p text:style-name="P50"><text:span text:style-name="T48"><text:tab/> the increase in GP using this approach strongly depends on the accuracy of inferring biological <text:tab/>relevance to variants. </text:span><text:span text:style-name="T49">40% if all..</text:span></text:p>
      <text:p text:style-name="P61"><text:span text:style-name="T44">W</text:span><text:span text:style-name="T43">y conservation: Sanne: it can be concluded that knowledge about the genetic architecture underlying </text:span><text:soft-page-break/><text:span text:style-name="T43">a trait is not accurate enough to increase the accuracy of genomic prediction. Priors relative imporance</text:span></text:p>
      <text:p text:style-name="P54"/>
      <text:p text:style-name="P1"><text:tab/>Best possible priors? <text:span text:style-name="T20">How conservation links with other priors?</text:span></text:p>
      <text:p text:style-name="P45"><text:span text:style-name="T37">M </text:span><text:span text:style-name="T21"><text:s/></text:span><text:span text:style-name="T39">While a few data sets in pigs are already available (WU, [24]), it is expected that this number will greatly increase in the coming years. </text:span><text:span text:style-name="T42">Put and ask. <text:s/>RNAseq, methylation data, histone modifications, comparative genomics data such as GERP scores, SIFT/PolyPhen2 scores optimized for pig/cow).</text:span></text:p>
      <text:p text:style-name="P62"><text:span text:style-name="T45">functional sides by using annotated gene regions, RNA (Ribonucleic acid) sequence information or known synonymous mutations </text:span><text:bookmark text:name="__Fieldmark__486_404026485"/><text:bookmark text:name="__Fieldmark__621_2063462838"/><field:fieldmark-start text:name="__Fieldmark__746_2142683196" field:type="ADDIN EN.CITE.DATA"/><field:fieldmark-end/>[33-3<text:bookmark text:name="__Fieldmark__622_2063462838"/><field:fieldmark-start text:name="__Fieldmark__753_2142683196" field:type="ADDIN EN.CITE.DATA"/><text:span text:style-name="T45">6]</text:span><field:fieldmark-end/><text:span text:style-name="T45">. <text:s/></text:span></text:p>
      <text:p text:style-name="P56"/>
      <text:p text:style-name="P44"/>
      <text:p text:style-name="P1"/>
      <text:p text:style-name="P1"><text:tab/>Importance of conservation in CADD, <text:span text:style-name="T28">C-scores (buiaty, when ther is C-score, they do not consider anythng else)</text:span></text:p>
      <text:p text:style-name="P46">C-scores computation</text:p>
      <text:p text:style-name="P47">Paper of CADD, </text:p>
      <text:p text:style-name="P52"><text:span text:style-name="T37">research at </text:span><text:span text:style-name="T21"><text:s/>Prof Michel Georges</text:span></text:p>
      <text:p text:style-name="P44"/>
      <text:p text:style-name="P1"/>
      <text:p text:style-name="P1"><text:tab/>high Reliability of conservation in genome annotations (GERP)</text:p>
      <text:p text:style-name="P48">GERP</text:p>
      <text:p text:style-name="P58"/>
      <text:p text:style-name="P58"/>
      <text:p text:style-name="P1"><text:tab/>powred with CG bt breeds. Future of comparative genomic</text:p>
      <text:p text:style-name="P1"><text:tab/>@</text:p>
      <text:p text:style-name="P1"/>
      <text:p text:style-name="P1"/>
      <text:p text:style-name="P1"><text:tab/><text:span text:style-name="T4">proposals Martin, Biaty, Sanne</text:span></text:p>
      <text:p text:style-name="P18"/>
      <text:p text:style-name="P4"><text:span text:style-name="T4">M</text:span><text:span text:style-name="T14">artin: identify SNPs </text:span><text:span text:style-name="T5"><text:s/>by integrating genome annotation, evolutionary conservation and functional genomics data, and transferring knowledge obtained from other species (human) as far as possible.</text:span></text:p>
      <text:p text:style-name="P19"/>
      <text:p text:style-name="P5"><text:span text:style-name="T15">Martin: </text:span><text:span text:style-name="T5"><text:s/>with particular emphasis on lethal or pathogenic variants</text:span></text:p>
      <text:p text:style-name="P20"/>
      <text:p text:style-name="P21">Martin: The approach will be complementary to other molecular breeding tools such as genomic selection, which are restricted to dominant and additive variants and to variants found at relatively high frequencies in the population</text:p>
      <text:p text:style-name="P20"/>
      <text:p text:style-name="P7"><text:span text:style-name="T16">Martin. Causal variants are found, but, </text:span><text:span text:style-name="T5"><text:s/>Implementation of information on functional relevance of variants in breeding, as a result, is rare.</text:span></text:p>
      <text:p text:style-name="P22"/>
      <text:p text:style-name="P7"><text:span text:style-name="T6">Martin:</text:span><text:span text:style-name="T5"> these tools – <text:s/>such as SIFT, SNPS&amp;GO, PolyPhen-2 and VEP – <text:s/>focus on the prediction of deleterious variants that affect the protein sequence. </text:span><text:span text:style-name="T6">Martin: but not outside coding. Me: but not favourable?</text:span></text:p>
      <text:p text:style-name="P66"><text:span text:style-name="T25">T</text:span><text:span text:style-name="T21">here is ongoing research on similar-to-CADD for non-coding in deletereous. What makes more easy to do sth in favourable in livestock integrating the conservatonn scores</text:span></text:p>
      <text:p text:style-name="P22"/>
      <text:p text:style-name="P33"/>
      <text:p text:style-name="P6"><text:span text:style-name="T12"><text:s/>Most current tools focus on conservation-based features of variants</text:span><text:span text:style-name="T5">, and some tools are “trained” (i.e. parameters are optimized) to distinguish between variants known to be related to a <text:s/>phenotype (e.g. disease, as found in </text:span><text:span text:style-name="T13">OMIM</text:span><text:span text:style-name="T5"> [22]) and all other variants. In an attempt to combine all available information, both coding and non-coding, Kircher and co-workers [23] recently developed a method (combined annotation-dependent depletion, CADD) that integrates all relevant information available into a single score (C-score), without resorting a priori to such training. Based on machine learning, this C-score was then shown to be able to distinguish benign from potentially deleterious mutations. A number of recent publications improve on this approach by integrating more data [31] and using deep learning approaches [32].</text:span></text:p>
      <text:p text:style-name="P33"/>
      <text:p text:style-name="P23"><text:s/>The recent completion of the genome sequences of a large number of birds [33] and the establishment of <text:soft-page-break/>Avianbase [34] will aid in the use of bird specific conservations scores.</text:p>
      <text:p text:style-name="P33"/>
      <text:p text:style-name="P39"><text:span text:style-name="T3">Conservation is expetted to be mostly in coding regions. </text:span><text:span text:style-name="T31">Good cause..</text:span><text:span text:style-name="T3"> </text:span></text:p>
      <text:p text:style-name="P7"><text:span text:style-name="T7"><text:s/>having a catalogue of such variants would provide the necessary information to benchmark other activities proposed. </text:span><text:span text:style-name="T5"><text:s/>The emphasis, therefore, will initially be on non-synonymous and LoF coding variants in the individuals for which genome sequences are available.</text:span></text:p>
      <text:p text:style-name="P7"><text:span text:style-name="T7">Variants have already been identified using our NGS analysis pipelines, but these need additional stringent filtering to remove false positives/artefacts that result from the draft nature of current reference genomes and their incomplete annotation. </text:span><text:span text:style-name="T5"><text:s/>We will randomly select and experimentally validate variants representing different classes. Validation will be done by PCR/Sanger sequencing for a representative number of variants.</text:span></text:p>
      <text:p text:style-name="P23"/>
      <text:p text:style-name="P25">Firtst activity Groene:</text:p>
      <text:p text:style-name="P25"><text:tab/>annotations: scores, importance (effect)</text:p>
      <text:p text:style-name="P40"><text:span text:style-name="T8"><text:tab/></text:span><text:span text:style-name="T17"> SIFT/Polyphen2 scores </text:span><text:span text:style-name="T18">for deletereous. Also for favourable? What is their strenght?</text:span></text:p>
      <text:p text:style-name="P34"><text:tab/>Sequence data-pedigree for deletereous. Validation</text:p>
      <text:p text:style-name="P11">According 2 goenen it is easy, iceu have the score to capture the good/bad alleles. I see the problem in the first stage. Estimate of effect, Which what I have 2 give more proof of!!</text:p>
      <text:p text:style-name="P23"/>
      <text:p text:style-name="P23"/>
      <text:p text:style-name="P23"><text:s/>Construct matrix with functional information (RNAseq, methylation data, histone modifications, comparative genomics data such as GERP scores, SIFT/PolyPhen2 scores optimized for pig/cow)</text:p>
      <text:p text:style-name="P12">Am I gping 2 use also these?</text:p>
      <text:p text:style-name="P23"/>
      <text:p text:style-name="P23"><text:s/>Because of genomic selection, genotypes are available for tens of thousands of individuals. We will use this data to test for statistical depletion or absence of specific homozygous haplotypes in these pedigrees [26]</text:p>
      <text:p text:style-name="P64"><text:span text:style-name="T32">2Martin: what is the equivlent of this in favourable??? loss of heterocigosity in high-genetic performance farms?? </text:span><text:span text:style-name="T21"><text:s/></text:span><text:span text:style-name="T5">i.e. perform homozygosity mapping. Significant depletion of such haplotypes is an indication of decreased viability. </text:span><text:span text:style-name="T33">If the frec went down, it is bad. So If the frec wen up...</text:span><text:span text:style-name="T5">Intersecting results from Activity 3 with results of Activities 1 and 2 will allow for a direct assessment of decrease in viability of specific variants, particularly those variants that occur at a somewhat higher frequency. </text:span><text:span text:style-name="T33">If high frec, it is more easy o spot the decrease</text:span><text:span text:style-name="T5"> . Due to the very large number of pedigreed animals, this approach is expected to be powerful even for rare haplotypes/alleles (~10%-5% occurrence and less).</text:span></text:p>
      <text:p text:style-name="P27"/>
      <text:p text:style-name="P28">Iist of weakness: https://www.ncbi.nlm.nih.gov/pmc/articles/PMC4224693/</text:p>
      <text:p text:style-name="P26"/>
      <text:p text:style-name="P34"/>
      <text:p text:style-name="P25"/>
      <text:p text:style-name="P13"/>
      <text:p text:style-name="P23"/>
      <text:p text:style-name="P33"/>
      <text:p text:style-name="P24"/>
      <text:p text:style-name="P10"><text:s/></text:p>
      <text:p text:style-name="P124"/>
      <text:p text:style-name="P1"/>
      <text:p text:style-name="P1">@Good in low frecuenc<text:span text:style-name="T20">y</text:span></text:p>
      <text:p text:style-name="P1"/>
      <text:p text:style-name="P1"/>
      <text:p text:style-name="P1"/>
      <text:p text:style-name="P1"/>
      <text:p text:style-name="P1"/>
      <text:p text:style-name="P1"/>
      <text:p text:style-name="P9">Maybe I capture the rare, but how then I realise if they are favorable or not..!?</text:p>
      <text:p text:style-name="P15"><text:span text:style-name="T21"><text:s/>In this project, we will follow an approach similar to the one taken by CADD and similar tools. A predictor for the likelihood for coding and non-coding variants being deleterious will be developed, exploiting the large number of whole-genome sequence datasets available for chicken (290 individuals), turkey (160 individuals) pig (270 individuals) and cattle (65 bulls and access to the 1000 bull genomes data set). </text:span><text:span text:style-name="T26">2John</text:span><text:span text:style-name="T22">: </text:span><text:span text:style-name="T23">T</text:span><text:span text:style-name="T21">he variants identified in these individuals will be complemented with a set of non-variants and a classification algorithm (e.g. support vector machine or random forest) will be trained to distinguish deleterious from non-deleterious variants based on the available functional information (annotation). <text:s text:c="2"/></text:span><text:span text:style-name="T24">Here is where they do ML!</text:span></text:p>
      <text:p text:style-name="P14"/>
      <text:p text:style-name="P16"><text:span text:style-name="T24">M</text:span><text:span text:style-name="T21">aybe at the individual level is diff,but not in terms of populations...farms...</text:span></text:p>
      <text:p text:style-name="P16"><text:span text:style-name="T24">T</text:span><text:span text:style-name="T21">he geographic distribution of the new or fixed copy in modern farms… will indicate whther it is favourable. </text:span></text:p>
      <text:p text:style-name="P1"/>
      <text:p text:style-name="P1"/>
      <text:p text:style-name="P1">Mail to Martin, <text:span text:style-name="T2">Rhol or Mario, Bitay/sanne, H-J/John</text:span></text:p>
      <text:p text:style-name="P2"><text:span text:style-name="T29">2</text:span>Martin :<text:span text:style-name="T29">i</text:span>mportance of conservation</text:p>
      <text:p text:style-name="P8">2H-J: <text:span text:style-name="T30">Favourable instead of deletereous.</text:span></text:p>
      <text:p text:style-name="P8"><text:tab/><text:span text:style-name="T36">These conserved regions are in principle in coding regions? </text:span></text:p>
      <text:p text:style-name="P38"><text:span text:style-name="T29"><text:tab/>“</text:span><text:span text:style-name="T21"> Identify lineage specific derived alleles present at high allele frequency (90-95%)”</text:span></text:p>
      <text:p text:style-name="P41"><text:tab/>“ Create random variant set (using mutation model)”</text:p>
      <text:p text:style-name="P41"/>
      <text:p text:style-name="P8"/>
      <text:p text:style-name="P1"/>
      <text:p text:style-name="P1"/>
      <text:p text:style-name="P1">Variation in conservation</text:p>
      <text:p text:style-name="P1"><text:tab/>Theory of <text:s/>facilited variation</text:p>
      <text:p text:style-name="P1"><text:tab/>Paper H-J vertebra pigs. Only present in domesticated. Both ways: fixed in domesticated, <text:tab/>fixed in wild. <text:span text:style-name="T1">Selective sweep</text:span></text:p>
      <text:p text:style-name="P1"/>
      <text:p text:style-name="P1"/>
      <text:p text:style-name="P1">List of things I intend to do from comments. Strong parts.. <text:span text:style-name="T19">Read new proposal</text:span></text:p>
      <text:p text:style-name="P1"/>
      <text:p text:style-name="P1"/>
      <text:p text:style-name="P1"/>
      <text:p text:style-name="P1"/>
      <text:p text:style-name="P17">Back. Breeding as expreiment</text:p>
      <text:p text:style-name="P35"><text:span text:style-name="T36">Martin: </text:span><text:span text:style-name="T21"><text:s/>Another avenue of research is to improve the predictor, leveraging the results of subsequent experimentation and the increasing availability of functional genomics data in livestock.</text:span></text:p>
      <text:p text:style-name="P29"/>
      <text:p text:style-name="P29"/>
      <text:p text:style-name="P29"/>
      <text:p text:style-name="P29"/>
      <text:p text:style-name="P29"/>
      <text:p text:style-name="P29"/>
      <text:p text:style-name="P29"/>
      <text:p text:style-name="P29"/>
      <text:p text:style-name="P29"/>
      <text:p text:style-name="P29"/>
      <text:p text:style-name="P32"><text:soft-page-break/>Beutiful sentences:</text:p>
      <text:p text:style-name="P37"><text:span text:style-name="T21">[8]: </text:span><text:span text:style-name="T46">Coopere et al.m 2005. https://www.ncbi.nlm.nih.gov/pmc/articles/PMC1172034/</text:span></text:p>
      <text:p text:style-name="P36"><text:span text:style-name="T27">Comparisons of orthologous</text:span><text:span text:style-name="T21"> genomic DNA sequences can be used to characterize regions that have been subject to purifying selection and are enriched for functional elements</text:span></text:p>
      <text:p text:style-name="P30"/>
      <text:p text:style-name="P30">Stratification of elements according to the intensity of past constraint is an important metric, which, in the form of evolutionary rates, has been in use in analyses of protein evolution</text:p>
      <text:p text:style-name="P30"/>
      <text:p text:style-name="P68"><text:span text:style-name="T9">Describe criteria for scores: “</text:span><text:span text:style-name="T21">Consider a class of elements” <text:s text:c="2"/>“RS threshold”</text:span></text:p>
      <text:p text:style-name="P42"/>
      <text:p text:style-name="P43">RS scores are capable of capturing constraint at both high and low resolution, as no artificial length criteria are introduced; an element can achieve a high score with either weak constraint across many bases or strong constraint across a few bases.</text:p>
      <text:p text:style-name="P42"/>
      <text:p text:style-name="P68"><text:span text:style-name="T10">Describe the principle </text:span><text:span text:style-name="T11">)also figure)</text:span><text:span text:style-name="T10">: “</text:span><text:span text:style-name="T9">Due to their deleterious nature”</text:span></text:p>
      <text:p text:style-name="P31"/>
      <text:p text:style-name="P75"><text:span text:style-name="T40">Playing with thresholds: “</text:span><text:span text:style-name="T38">We exploited” ”</text:span>Under the original criteria”</text:p>
      <text:p text:style-name="P75"/>
      <text:p text:style-name="P75">Mammalian genomic sequence data is accumulating rapidly and will become extremely rich in the future. “Comparative methodologies that can effectively exploit these data will provide a valuable source of annotation to complement other studies aimed at identifying functional elements”</text:p>
      <text:p text:style-name="P75"/>
      <text:p text:style-name="P75">To identify the large nonexonic constrained regions that overlap coding exons (<text:a xlink:type="simple" xlink:href="https://www.ncbi.nlm.nih.gov/pmc/articles/PMC1172034/figure/fig4/" office:target-frame-name="figure" xlink:show="replace" text:style-name="Internet_20_link" text:visited-style-name="Visited_20_Internet_20_Link">Fig. 4B</text:a>), we simply ignored positions in the alignment within coding exons</text:p>
      <text:p text:style-name="P75"/>
      <text:p text:style-name="P76">[5]. <text:span text:style-name="T54">Afoldi 13. http://genome.cshlp.org/content/23/7/1063.full</text:span></text:p>
      <text:p text:style-name="P75"/>
      <text:p text:style-name="P75">it does not necessarily reveal what that function is. To help assign function <text:s text:c="7"/><text:span text:style-name="T53">(combine methods)</text:span></text:p>
      <text:p text:style-name="P75"/>
      <text:p text:style-name="P75"><text:span text:style-name="T55">Are non-conding conserved? “</text:span>While the above examples show that novel regulatory”</text:p>
      <text:p text:style-name="P75"/>
      <text:p text:style-name="P75"><text:span text:style-name="T56">t</text:span>he appropriate time-scale of conservation for the question being addressed</text:p>
      <text:p text:style-name="P75"/>
      <text:p text:style-name="P75"/>
      <text:p text:style-name="P77">[9]<text:span text:style-name="T54">https://www.ncbi.nlm.nih.gov/pmc/articles/PMC3071156/</text:span></text:p>
      <text:p text:style-name="P75"/>
      <text:p text:style-name="P77">Examples of regulatory alterations</text:p>
      <text:p text:style-name="P77"/>
      <text:p text:style-name="P77"/>
      <text:p text:style-name="P78">[10]Heidartabar16<text:a xlink:type="simple" xlink:href="http://onlinelibrary.wiley.com.ezproxy.library.wur.nl/doi/10.1111/jbg.12199/full" text:style-name="Internet_20_link" text:visited-style-name="Visited_20_Internet_20_Link">http://onlinelibrary.wiley.com.ezproxy.library.wur.nl/doi/10.1111/jbg.12199/full</text:a></text:p>
      <text:p text:style-name="P69">take this paper as reference to explain use of priors</text:p>
      <text:p text:style-name="P78"/>
      <text:p text:style-name="P77">The impact of some of these factors on the accuracy of genomic prediction may decrease if a higher-density SNP panel is used.</text:p>
      <text:p text:style-name="P77"/>
      <text:p text:style-name="P77">An important question is what the required SNP density needs to be</text:p>
      <text:p text:style-name="P78"/>
      <text:p text:style-name="P78">Druet <text:span text:style-name="Emphasis">et al</text:span>. (<text:a xlink:type="simple" xlink:href="http://onlinelibrary.wiley.com.ezproxy.library.wur.nl/doi/10.1111/jbg.12199/full#jbg12199-bib-0015" text:style-name="Internet_20_link" text:visited-style-name="Visited_20_Internet_20_Link">2014</text:a>) reported that if the variation from low MAF SNPs can be captured with the whole-genome sequence data, and exploited in genomic prediction, the accuracy of predicting breeding values may be increased 2–30%, depending on the trait. However, with real data in <text:span text:style-name="Emphasis">Drosophila melanogaster</text:span>, Ober <text:span text:style-name="Emphasis">et al</text:span>. (<text:a xlink:type="simple" xlink:href="http://onlinelibrary.wiley.com.ezproxy.library.wur.nl/doi/10.1111/jbg.12199/full#jbg12199-bib-0036" text:style-name="Internet_20_link" text:visited-style-name="Visited_20_Internet_20_Link">2012</text:a>) showed little gain in genomic prediction accuracy after SNP panels reached 150 K SNPs.</text:p>
      <text:p text:style-name="P78"/>
      <text:p text:style-name="P79">in a simulation study it was shown that GBLUP was not able to take full advantage of sequence data if the number of QTL is small,. <text:span text:style-name="T41">ASK what does GBLUP has to do with QTL?</text:span></text:p>
      <text:p text:style-name="P70"><text:soft-page-break/></text:p>
      <text:p text:style-name="P87">“filters were applied to select SNPs”</text:p>
      <text:p text:style-name="P83"/>
      <text:p text:style-name="P83">“After these exclusions, 24 725 SNPs”</text:p>
      <text:p text:style-name="P83"/>
      <text:p text:style-name="P84"><text:span text:style-name="T59">IS there any reason why the approach could work more on dense pannels of markers than in seq?</text:span> This has to do with the relationship conservation LD</text:p>
      <text:p text:style-name="P86">BayesC was not able to outperform GBLUP, which may be because relatedness between the animals was high</text:p>
      <text:p text:style-name="P86">Such a strategy, however, may also lead to lower relatedness of the reference animals with the validation animals and thereby decrease the overall level of accuracy.</text:p>
      <text:p text:style-name="P84"/>
      <text:p text:style-name="P85">Bayesian model and validation!</text:p>
      <text:p text:style-name="P85"/>
      <text:p text:style-name="P85">higher prediction accuracies with sequence data compared with lower-density panels (Meuwissen &amp; Goddard <text:a xlink:type="simple" xlink:href="http://onlinelibrary.wiley.com.ezproxy.library.wur.nl/doi/10.1111/jbg.12199/full#jbg12199-bib-0031" text:style-name="Internet_20_link" text:visited-style-name="Visited_20_Internet_20_Link">2010a</text:a>; Clark <text:span text:style-name="Emphasis">et al</text:span>. <text:a xlink:type="simple" xlink:href="http://onlinelibrary.wiley.com.ezproxy.library.wur.nl/doi/10.1111/jbg.12199/full#jbg12199-bib-0009" text:style-name="Internet_20_link" text:visited-style-name="Visited_20_Internet_20_Link">2011</text:a>; Druet <text:span text:style-name="Emphasis">et al</text:span>. <text:a xlink:type="simple" xlink:href="http://onlinelibrary.wiley.com.ezproxy.library.wur.nl/doi/10.1111/jbg.12199/full#jbg12199-bib-0015" text:style-name="Internet_20_link" text:visited-style-name="Visited_20_Internet_20_Link">2014</text:a>; MacLeod <text:span text:style-name="Emphasis">et al</text:span>. <text:a xlink:type="simple" xlink:href="http://onlinelibrary.wiley.com.ezproxy.library.wur.nl/doi/10.1111/jbg.12199/full#jbg12199-bib-0027" text:style-name="Internet_20_link" text:visited-style-name="Visited_20_Internet_20_Link">2014a</text:a>). </text:p>
      <text:p text:style-name="P85"/>
      <text:p text:style-name="P85">with QTL alleles with very low frequencies (&lt;1% MAF), this advantage was up to 20% (Druet <text:span text:style-name="Emphasis">et al</text:span>. <text:a xlink:type="simple" xlink:href="http://onlinelibrary.wiley.com.ezproxy.library.wur.nl/doi/10.1111/jbg.12199/full#jbg12199-bib-0015" text:style-name="Internet_20_link" text:visited-style-name="Visited_20_Internet_20_Link">2014</text:a>)</text:p>
      <text:p text:style-name="P85"/>
      <text:p text:style-name="P85"/>
      <text:p text:style-name="P88"><text:span text:style-name="T60">“</text:span>remained almost constant when the number of SNPs was increased beyond 150 K”</text:p>
      <text:p text:style-name="P89">I should mae it clear that with large sample, it is expected to work</text:p>
      <text:p text:style-name="P89"/>
      <text:p text:style-name="P90"><text:span text:style-name="T61">“</text:span>To alleviate the n”</text:p>
      <text:p text:style-name="P85"/>
      <text:p text:style-name="P85"/>
      <text:p text:style-name="P92"><text:span text:style-name="T57">“</text:span>a decrease in prediction accuracy was observed when only using cSNPs or nsSNPs (Table <text:a xlink:type="simple" xlink:href="http://onlinelibrary.wiley.com.ezproxy.library.wur.nl/doi/10.1111/jbg.12199/full#jbg12199-tbl-0003" text:style-name="Internet_20_link" text:visited-style-name="Visited_20_Internet_20_Link">3</text:a>). This decrease could be because information on functionality is still not complete, as well as the choice for SNPs in coding regions that may not be in LD with all functionally important variation.”</text:p>
      <text:p text:style-name="P92"/>
      <text:p text:style-name="P92"/>
      <text:p text:style-name="P92"/>
      <text:p text:style-name="P93"><text:span text:style-name="T54">[11] </text:span><text:a xlink:type="simple" xlink:href="http://www.nature.com.ezproxy.library.wur.nl/ng/journal/v46/n3/full/ng.2892.html" text:style-name="Internet_20_link" text:visited-style-name="Visited_20_Internet_20_Link"><text:span text:style-name="T54">http://www.nature.com.ezproxy.library.wur.nl/ng/journal/v46/n3/full/ng.2892.html</text:span></text:a><text:span text:style-name="T54">?</text:span> Kitcher</text:p>
      <text:p text:style-name="P93">cookies=accepted</text:p>
      <text:p text:style-name="P92">For example, substitutions with the highest 10% (10<text:span text:style-name="T62">−1</text:span>) of all scores—that is, those least likely to be observed human alleles under our model—were assigned values of 10 or greater ('≥C10'), whereas variants in the highest 1% (10<text:span text:style-name="T62">−2</text:span>), 0.1% (10<text:span text:style-name="T62">−3</text:span>), etc. were assigned scores '≥C20', '≥C30', etc</text:p>
      <text:p text:style-name="P93"/>
      <text:p text:style-name="P93"/>
      <text:p text:style-name="P93">interpreted in terms of likelihood of deleteriousness rather than likelihood of pathogenicity</text:p>
      <text:p text:style-name="P93"/>
      <text:p text:style-name="P93">the capacity to define catalogs of genetic variants exceeds our ability to systematically evaluate their potential effects. This disparity will deepen as sequencing accelerates, genomes displace exomes and the array of functional categories and annotations expands. A unified, quantitative and scalable framework capable of exploiting many genomic annotations will be essential to meet the challenge posed. </text:p>
      <text:p text:style-name="P93"/>
      <text:p text:style-name="P93"/>
      <text:p text:style-name="P93"/>
      <text:p text:style-name="P93"/>
      <text:p text:style-name="P93"/>
      <text:p text:style-name="P93"><text:soft-page-break/>We used Ensembl VEP (Ensembl Gene annotation v68)<text:bookmark text:name="ref-link-86"/><text:a xlink:type="simple" xlink:href="http://www.nature.com.ezproxy.library.wur.nl/ng/journal/v46/n3/full/ng.2892.html?cookies=accepted#ref16" text:style-name="Internet_20_link" text:visited-style-name="Visited_20_Internet_20_Link"><text:span text:style-name="T62">16</text:span></text:a> to obtain gene model annotation for single-nucleotide and indel variants. For SNVs within coding sequence, we also obtained SIFT<text:bookmark text:name="ref-link-87"/><text:a xlink:type="simple" xlink:href="http://www.nature.com.ezproxy.library.wur.nl/ng/journal/v46/n3/full/ng.2892.html?cookies=accepted#ref7" text:style-name="Internet_20_link" text:visited-style-name="Visited_20_Internet_20_Link"><text:span text:style-name="T62">7</text:span></text:a> and PolyPhen-2 (ref. <text:bookmark text:name="ref-link-88"/><text:a xlink:type="simple" xlink:href="http://www.nature.com.ezproxy.library.wur.nl/ng/journal/v46/n3/full/ng.2892.html?cookies=accepted#ref6" text:style-name="Internet_20_link" text:visited-style-name="Visited_20_Internet_20_Link">6</text:a>) scores from VEP. We combined output lines describing MotifFeatures with the other annotation lines, reformatted to a pure tabular format, reduced the different Consequence output values to 17 levels, and implemented a 4-level hierarchy in case of overlapping annotations (<text:a xlink:type="simple" xlink:href="http://www.nature.com.ezproxy.library.wur.nl/ng/journal/v46/n3/full/ng.2892.html#supplementary-information" text:style-name="Internet_20_link" text:visited-style-name="Visited_20_Internet_20_Link">Supplementary Note</text:a>).</text:p>
      <text:p text:style-name="P93"/>
      <text:p text:style-name="P78">PhastCons and phyloP conservation scores<text:bookmark text:name="ref-link-91"/><text:a xlink:type="simple" xlink:href="http://www.nature.com.ezproxy.library.wur.nl/ng/journal/v46/n3/full/ng.2892.html?cookies=accepted#ref53" text:style-name="Internet_20_link" text:visited-style-name="Visited_20_Internet_20_Link"><text:span text:style-name="T62">53</text:span></text:a> for 3 multi-species alignments</text:p>
      <text:p text:style-name="P78"/>
      <text:p text:style-name="P97">for primate, mammalian and vertebrate multi-species alignments – all determined starting from UCSC <text:s/>whole genome alignments 16 but excluding the human reference sequence in score calculationa; </text:p>
      <text:p text:style-name="P78"/>
      <text:p text:style-name="P78"/>
      <text:p text:style-name="P78">; GERP++ single-nucleotides scores, element scores and <text:span text:style-name="T63">P</text:span> values<text:bookmark text:name="ref-link-93"/><text:a xlink:type="simple" xlink:href="http://www.nature.com.ezproxy.library.wur.nl/ng/journal/v46/n3/full/ng.2892.html?cookies=accepted#ref54" text:style-name="Internet_20_link" text:visited-style-name="Visited_20_Internet_20_Link"><text:span text:style-name="T62">54</text:span></text:a>, also defined from alignments with the human reference excluded</text:p>
      <text:p text:style-name="P78"/>
      <text:p text:style-name="P94"><text:span text:style-name="T64">If I wanna mention other annotations: “</text:span>To generate annotations,”</text:p>
      <text:p text:style-name="P94"/>
      <text:p text:style-name="P96">“Lead SNPs occur at significantly” <text:span text:style-name="T66">in http://www.nature.com.ezproxy.library.wur.nl/ng/journal/v46/n3/extref/ng.2892-S1.pdf</text:span></text:p>
      <text:p text:style-name="P94"/>
      <text:p text:style-name="P94"/>
      <text:p text:style-name="P100">Tools such as...https://www.ncbi.nlm.nih.gov/pmc/articles/PMC4254432/</text:p>
      <text:p text:style-name="P101">IM-PET, like previously discussed methods, considers the proximity of an enhancer to potential gene targets and the correlation of enhancer and promoter activity, along with measures of transcription factor activity and evolutionary conservation. </text:p>
      <text:p text:style-name="P101"/>
      <text:p text:style-name="P101"/>
      <text:p text:style-name="P102">SURF14: <text:span text:style-name="T54">https://www.ncbi.nlm.nih.gov/pmc/articles/PMC4224693/</text:span></text:p>
      <text:p text:style-name="P101">while there are a number of programs that identify putatively pathological coding variants, pinpointing the potential causal variants within non-coding regions is a major bottleneck, as the genomic signals that characterise functional regulatory variants are not fully defined and our understanding of regulatory architecture is incomplete</text:p>
      <text:p text:style-name="P101"/>
      <text:p text:style-name="P101">Constraint is measured in terms of rejection substitution (RS) scores, which are based on a comparison of the number of observed versus expected substitutions at each nucleotide position. SNP sites were ranked on the basis of their RS score. To prevent distortion of the rankings by positive selection and other confounding factors, we set all negative RS scores to zero prior to ranking.</text:p>
      <text:p text:style-name="P101"/>
      <text:p text:style-name="P101">each variant is ranked from least likely to indicate function through to most likely</text:p>
      <text:p text:style-name="P101"/>
      <text:p text:style-name="P103"><text:span text:style-name="T67">We could </text:span><text:span text:style-name="T68">validate</text:span><text:span text:style-name="T67"> also th stepof rioratizing based on functional variants with the few known (both in coding and in non-coding). </text:span><text:span text:style-name="T34">To H-J. Is there a catalogue of confirmed non-functional (maybe in telomers)? How to do this. </text:span><text:span text:style-name="T35">Validate separatelly for non-coding</text:span></text:p>
      <text:p text:style-name="P103">“However, training sets consisting of experimentally confirmed non-functional variants are still hard to come by and are limited in size”. </text:p>
      <text:p text:style-name="P103"/>
      <text:p text:style-name="P112">However, we will validate in GP results</text:p>
      <text:p text:style-name="P103"/>
      <text:p text:style-name="P103"/>
      <text:p text:style-name="P103"/>
      <text:p text:style-name="P104"><text:soft-page-break/>GERP++. <text:span text:style-name="T54">http://journals.plos.org/ploscompbiol/article?id=10.1371/journal.pcbi.1001025</text:span></text:p>
      <text:p text:style-name="P105"/>
      <text:p text:style-name="P103">“One way of detecting constrained elements”</text:p>
      <text:p text:style-name="P103">“Like other bottom-up approaches, the GERP++ algorithm consists”</text:p>
      <text:p text:style-name="P103">“80% of GERP++ predictions overlapped at least one phastCons prediction, and vice versa.”</text:p>
      <text:p text:style-name="P103">“With GERP++ we evaluate a much richer set of candidate elements”</text:p>
      <text:p text:style-name="P103">“in future implementations of the GERP++ package”</text:p>
      <text:p text:style-name="P103">“rate estimation and element prediction in GERP++ are largely independent procedures”</text:p>
      <text:p text:style-name="P103"/>
      <text:p text:style-name="P103"/>
      <text:p text:style-name="P106">https://www.ncbi.nlm.nih.gov/pmc/articles/PMC5015703/</text:p>
      <text:p text:style-name="P103">Both these classes of annotation are intended to help identify genomic regions under constraint at different timescales, and this result implies that for regulatory elements evidence for constraint at shorter timescales than traditional conservation metrics is also informative.</text:p>
      <text:p text:style-name="P103"/>
      <text:p text:style-name="P103">“To address both of these issues we use a slightly modified version of the Random Forest “</text:p>
      <text:p text:style-name="P103"/>
      <text:p text:style-name="P103"/>
      <text:p text:style-name="P107">https://www.ncbi.nlm.nih.gov/pmc/articles/PMC2212820/</text:p>
      <text:p text:style-name="P103">“a proportion of constrained bases not captured in the defined 4.9% of constrained sequences, but it is small “</text:p>
      <text:p text:style-name="P103"/>
      <text:p text:style-name="P103">the majority of constrained bases in the ENCODE regions are now associated with at least some experimentally-derived information about function. </text:p>
      <text:p text:style-name="P103"/>
      <text:p text:style-name="P108">http://www.nature.com.ezproxy.library.wur.nl/nrg/journal/v12/n9/full/nrg3046.html</text:p>
      <text:p text:style-name="P103">There are now numerous methods to infer nucleotide-level constraints in genomic sequence alignments<text:a xlink:type="simple" xlink:href="http://www.nature.com.ezproxy.library.wur.nl/nrg/journal/v12/n9/full/nrg3046.html#B20" text:style-name="Internet_20_link" text:visited-style-name="Visited_20_Internet_20_Link"><text:span text:style-name="T62">20, </text:span></text:a><text:a xlink:type="simple" xlink:href="http://www.nature.com.ezproxy.library.wur.nl/nrg/journal/v12/n9/full/nrg3046.html#B21" text:style-name="Internet_20_link" text:visited-style-name="Visited_20_Internet_20_Link"><text:span text:style-name="T62">21, </text:span></text:a><text:a xlink:type="simple" xlink:href="http://www.nature.com.ezproxy.library.wur.nl/nrg/journal/v12/n9/full/nrg3046.html#B60" text:style-name="Internet_20_link" text:visited-style-name="Visited_20_Internet_20_Link"><text:span text:style-name="T62">60, </text:span></text:a><text:a xlink:type="simple" xlink:href="http://www.nature.com.ezproxy.library.wur.nl/nrg/journal/v12/n9/full/nrg3046.html#B66" text:style-name="Internet_20_link" text:visited-style-name="Visited_20_Internet_20_Link"><text:span text:style-name="T62">66, </text:span></text:a><text:a xlink:type="simple" xlink:href="http://www.nature.com.ezproxy.library.wur.nl/nrg/journal/v12/n9/full/nrg3046.html#B67" text:style-name="Internet_20_link" text:visited-style-name="Visited_20_Internet_20_Link"><text:span text:style-name="T62">67, </text:span></text:a><text:a xlink:type="simple" xlink:href="http://www.nature.com.ezproxy.library.wur.nl/nrg/journal/v12/n9/full/nrg3046.html#B68" text:style-name="Internet_20_link" text:visited-style-name="Visited_20_Internet_20_Link"><text:span text:style-name="T62">68, </text:span></text:a><text:a xlink:type="simple" xlink:href="http://www.nature.com.ezproxy.library.wur.nl/nrg/journal/v12/n9/full/nrg3046.html#B69" text:style-name="Internet_20_link" text:visited-style-name="Visited_20_Internet_20_Link"><text:span text:style-name="T62">69, </text:span></text:a><text:a xlink:type="simple" xlink:href="http://www.nature.com.ezproxy.library.wur.nl/nrg/journal/v12/n9/full/nrg3046.html#B70" text:style-name="Internet_20_link" text:visited-style-name="Visited_20_Internet_20_Link"><text:span text:style-name="T62">70, </text:span></text:a><text:a xlink:type="simple" xlink:href="http://www.nature.com.ezproxy.library.wur.nl/nrg/journal/v12/n9/full/nrg3046.html#B71" text:style-name="Internet_20_link" text:visited-style-name="Visited_20_Internet_20_Link"><text:span text:style-name="T62">71</text:span></text:a></text:p>
      <text:p text:style-name="P113">“One important distinctio”</text:p>
      <text:p text:style-name="P113"/>
      <text:p text:style-name="P113"/>
      <text:p text:style-name="P114">https://www.ncbi.nlm.nih.gov/pmc/articles/PMC4480630/</text:p>
      <text:p text:style-name="P109"><text:span text:style-name="Emphasis"><text:span text:style-name="T62">PolyPhen-2 protein annotation tool</text:span></text:span><text:span text:style-name="T62"> (run_pph.pl) extracts protein annotations from various sequence and structural databases and calculates several evolutionary conservation scores from multiple sequence alignment</text:span></text:p>
      <text:p text:style-name="P94"/>
      <text:p text:style-name="P110">http://genome.cshlp.org/content/18/2/201.long</text:p>
      <text:p text:style-name="P94">Comparisons of distantly related species can detect constraint with high specificity due to the loss of conserved neutral sequence, but sensitivity is sacrificed as a result of functional changes related to lineage-specific biology.</text:p>
      <text:p text:style-name="P94">Mutations to functional sequences that result in small fitness effects are subject to weaker constraints. </text:p>
      <text:p text:style-name="P94">converse relationship, namely, the quantification of selective constraint on large, unbiased collections of functional elements.</text:p>
      <text:p text:style-name="P94"/>
      <text:p text:style-name="P94">and any sequence that is reliably aligned between these species is almost certainly under constraint.</text:p>
      <text:p text:style-name="P94"/>
      <text:p text:style-name="P94">For example, active sites of enzymes, DNA-binding domains of transcription factors, and residues important for structural maintenance evolve slowly, as substitutions in these residues are particularly deleterious</text:p>
      <text:p text:style-name="P94"/>
      <text:p text:style-name="P94">Improved computational techniques related to sequence alignment and genomic sequence data from <text:soft-page-break/>additional species will significantly boost the sensitivity to detect constrained and, therefore, functional sequences (<text:bookmark text:name="xref-ref-3-1"/><text:a xlink:type="simple" xlink:href="http://genome.cshlp.org/content/18/2/201.long#ref-3" text:style-name="Internet_20_link" text:visited-style-name="Visited_20_Internet_20_Link">Boffelli et al. 2003</text:a>)</text:p>
      <text:p text:style-name="P94"/>
      <text:p text:style-name="P94"/>
      <text:p text:style-name="P111">https://www.ncbi.nlm.nih.gov/pubmed/19913403</text:p>
      <text:p text:style-name="P94">Cis-regulatory changes are also a major source of morphological evolution, which might be facilitated by many biochemically functional elements that are selectively neutral and by the buffering function of redundant enhancers and 'shadow' enhancers.</text:p>
      <text:p text:style-name="P94"/>
      <text:p text:style-name="P115">http://www.environment.ucla.edu/perch/resources/kohngenomics-and-conservation-genetics2006.pdf</text:p>
      <text:p text:style-name="P98">“Moreover, conservation schemes could begin to consider specific” <text:span text:style-name="T69">(</text:span>pathological<text:span text:style-name="T69">)</text:span> “genetic variants”</text:p>
      <text:p text:style-name="P98"/>
      <text:p text:style-name="P99">ME:The seqeunceing of endangered species (lim) allows now..</text:p>
      <text:p text:style-name="P94"/>
      <text:p text:style-name="P116">https://www.ncbi.nlm.nih.gov/pmc/articles/PMC1473182/</text:p>
      <text:p text:style-name="P94">This assumption is violated by the phenomenon of turnover, in which functionally equivalent elements reside at locations that are nonorthologous at the sequence level.</text:p>
      <text:p text:style-name="P94"/>
      <text:p text:style-name="P117">https://www.ncbi.nlm.nih.gov/pmc/articles/PMC1473182/</text:p>
      <text:p text:style-name="P94">As expected, the number of evolutionary events is in general higher in promoters where the TSS usage is different between species. (However, 82% of the regions analyzed in the turnover set have sequence identity ≥50%; thus, the turnover observations are unlikely to be artifacts of poor-quality alignment.</text:p>
      <text:p text:style-name="P94"/>
      <text:p text:style-name="P94"/>
      <text:p text:style-name="P118">http://www.nature.com/articles/srep10576</text:p>
      <text:p text:style-name="P94">98% of the human genome is non-protein-coding<text:bookmark text:name="ref-link-section-1"/><text:a xlink:type="simple" xlink:href="http://www.nature.com/articles/srep10576#ref1" text:style-name="Internet_20_link" text:visited-style-name="Visited_20_Internet_20_Link"><text:span text:style-name="T62">1</text:span></text:a>. Because of the apparent importance of coding regions, many computational tools have been developed to annotate DNA variants in the coding regions</text:p>
      <text:p text:style-name="P94">the majority of mammalian-conserved regions consist of non-coding elements<text:bookmark text:name="ref-link-section-5"/><text:a xlink:type="simple" xlink:href="http://www.nature.com/articles/srep10576#ref5" text:style-name="Internet_20_link" text:visited-style-name="Visited_20_Internet_20_Link"><text:span text:style-name="T62">5</text:span></text:a>. </text:p>
      <text:p text:style-name="P94"/>
      <text:p text:style-name="P94"/>
      <text:p text:style-name="P118">http://www.nature.com/articles/srep10576</text:p>
      <text:p text:style-name="P94">“From a collection of the comparative genomic conservation scores and biochemical signals obtained from the ENCODE project<text:bookmark text:name="ref-link-section-19"/><text:a xlink:type="simple" xlink:href="http://www.nature.com/articles/srep10576#ref17" text:style-name="Internet_20_link" text:visited-style-name="Visited_20_Internet_20_Link"><text:span text:style-name="T62">17</text:span></text:a>, the posterior probability of a genomic position being functional is used as the prediction score”</text:p>
      <text:p text:style-name="P94"/>
      <text:p text:style-name="P94"/>
      <text:p text:style-name="P118">figure 1A: Conservation is very important!</text:p>
      <text:p text:style-name="P118"/>
      <text:p text:style-name="P119"><text:span text:style-name="T70">“</text:span>treat conservation measures and biochemical signals as consequences.”</text:p>
      <text:p text:style-name="P118"/>
      <text:p text:style-name="P119"><text:span text:style-name="T70">“</text:span>A smaller proportion of the human genome would be expected to be functional for a particular tissue.”</text:p>
      <text:p text:style-name="P94"/>
      <text:p text:style-name="P120">“GERP<text:bookmark text:name="ref-link-section-79"/><text:a xlink:type="simple" xlink:href="http://www.nature.com/articles/srep10576#ref52" text:style-name="Internet_20_link" text:visited-style-name="Visited_20_Internet_20_Link"><text:span text:style-name="T62">52</text:span></text:a> and PhyloP<text:bookmark text:name="ref-link-section-80"/><text:a xlink:type="simple" xlink:href="http://www.nature.com/articles/srep10576#ref53" text:style-name="Internet_20_link" text:visited-style-name="Visited_20_Internet_20_Link"><text:span text:style-name="T62">53</text:span></text:a> as the conservation measures because both of them are approximately normally distributed and therefore easier to model.” <text:span text:style-name="T71">To download: http://www.nature.com/article-assets/npg/srep/2015/150527/srep10576/extref/srep10576-s1.pdf</text:span></text:p>
      <text:p text:style-name="P94"/>
      <text:p text:style-name="P94">. PhyloP46way was chosen instead of PhyloP100way because a large phylogenetic distance would <text:soft-page-break/>bring too little conserved signal as well as many incomplete data. </text:p>
      <text:p text:style-name="P94"/>
      <text:p text:style-name="P94">“for each SNP, the mean prediction score for its surrounding region may serve well as a prior in post-GWAS prioritization.”</text:p>
      <text:p text:style-name="P94"/>
      <text:p text:style-name="P94">“it would be interesting to investigate the correlations among variables in either the functional or the non-functional group”</text:p>
      <text:p text:style-name="P94"/>
      <text:p text:style-name="P94">“infer which coding regions are under positive selection”</text:p>
      <text:p text:style-name="P94"/>
      <text:p text:style-name="P94">“Enhancers can be identified by”</text:p>
      <text:p text:style-name="P94"/>
      <text:p text:style-name="P94">The combination of rapid enhancer and slower promoter evolution appears to be a fundamental property of the mammalian regulatory genome</text:p>
      <text:p text:style-name="P94"/>
      <text:p text:style-name="P121">change in an otherwise well cosenrved region</text:p>
      <text:p text:style-name="P121"/>
      <text:p text:style-name="P121">GERP++ “parameter” <text:span text:style-name="T74">(sth like that)</text:span></text:p>
      <text:p text:style-name="P94"/>
      <text:p text:style-name="P94"/>
      <text:p text:style-name="P122"><text:a xlink:type="simple" xlink:href="http://www.nature.com/nature/journal/v491/n7424/full/nature11622.html" text:style-name="Internet_20_link" text:visited-style-name="Visited_20_Internet_20_Link">http://www.nature.com/nature/journal/v491/n7424/full/nature11622.html</text:a></text:p>
      <text:p text:style-name="P122">F: showed that some genes are evolvilg fast with domestication</text:p>
      <text:p text:style-name="P94">a selective sweep analysis indicates selection on genes involved in RNA processing and regulation. Genes associated with immune response and olfaction exhibit fast evolution</text:p>
      <text:p text:style-name="P94"/>
      <text:p text:style-name="P122">F: good. And for the dummy diagram</text:p>
      <text:p text:style-name="P94">Annotation of genes, transcripts and predictions of orthologues and paralogues was performed using the Ensembl analysis pipeline<text:bookmark text:name="ref-link-8"/><text:a xlink:type="simple" xlink:href="http://www.nature.com/nature/journal/v491/n7424/full/nature11622.html#ref7" text:style-name="Internet_20_link" text:visited-style-name="Visited_20_Internet_20_Link"><text:span text:style-name="T62">7</text:span></text:a> (<text:a xlink:type="simple" xlink:href="http://www.nature.com/nature/journal/v491/n7424/full/nature11622.html#t1" text:style-name="Internet_20_link" text:visited-style-name="Visited_20_Internet_20_Link">Table 1</text:a> and <text:a xlink:type="simple" xlink:href="http://www.nature.com/nature/journal/v491/n7424/full/nature11622.html#supplementary-information" text:style-name="Internet_20_link" text:visited-style-name="Visited_20_Internet_20_Link">Supplementary Figs 3–7</text:a>). Further annotation for non-protein-coding RNAs (ncRNAs) was undertaken with another analysis pipeline (<text:a xlink:type="simple" xlink:href="http://www.nature.com/nature/journal/v491/n7424/full/nature11622.html#supplementary-information" text:style-name="Internet_20_link" text:visited-style-name="Visited_20_Internet_20_Link">Supplementary Information</text:a> and <text:a xlink:type="simple" xlink:href="http://www.nature.com/nature/journal/v491/n7424/full/nature11622.html#supplementary-information" text:style-name="Internet_20_link" text:visited-style-name="Visited_20_Internet_20_Link">Supplementary Table 4</text:a>)</text:p>
      <text:p text:style-name="P94"/>
      <text:p text:style-name="P94">To examine the mutation rate and type of protein-coding genes that show accelerated evolution in pigs, we identified ~9,000 as 1:1 orthologues within a group of six mammals (human, mouse, dog, horse, cow and pig). This orthologous gene set was used to identify proteins that show accelerated evolution in each of these six mammalian lineages (<text:a xlink:type="simple" xlink:href="http://www.nature.com/nature/journal/v491/n7424/full/nature11622.html#supplementary-information" text:style-name="Internet_20_link" text:visited-style-name="Visited_20_Internet_20_Link">Supplementary Information</text:a>).</text:p>
      <text:p text:style-name="P94"/>
      <text:p text:style-name="P94">The observed dN/dS ratio (ratio of the rate of non-synonymous substitutions to the rate of synonymous substitutions) of 0.144 is between those of humans (0.163) and mice (0.116), indicating an intermediate level of purifying selection pressure in the pig.</text:p>
      <text:p text:style-name="P94"/>
      <text:p text:style-name="P94">Genes showing increased dN/dS ratios in each lineage were analysed using DAVID<text:bookmark text:name="ref-link-9"/><text:a xlink:type="simple" xlink:href="http://www.nature.com/nature/journal/v491/n7424/full/nature11622.html#ref8" text:style-name="Internet_20_link" text:visited-style-name="Visited_20_Internet_20_Link"><text:span text:style-name="T62">8</text:span></text:a> to examine whether these rapidly evolving genes were enriched for specific biological processes. Most lineages show different fast-evolving pathways, but some pathways are shared (<text:a xlink:type="simple" xlink:href="http://www.nature.com/nature/journal/v491/n7424/full/nature11622.html#f1" text:style-name="Internet_20_link" text:visited-style-name="Visited_20_Internet_20_Link">Fig. 1</text:a>).</text:p>
      <text:p text:style-name="P94"/>
      <text:p text:style-name="P94">both bovine and porcine type I IFN families have undergone expansion. <text:span text:style-name="T75">(F: livestock)</text:span></text:p>
      <text:p text:style-name="P94">pigs and cattle are evolving species-specific subtypes of IFND and IFNT, respectively. </text:p>
      <text:p text:style-name="P94"/>
      <text:p text:style-name="P125">Another significant porcine genome expansion</text:p>
      <text:p text:style-name="P94">192 pig-specific evolutionary breakpoint regions (EBRs) were located</text:p>
      <text:p text:style-name="P94"/>
      <text:p text:style-name="P123">F: we also know the repeat that originate most of these</text:p>
      <text:p text:style-name="P94"><text:soft-page-break/>these two families of repetitive sequences have contributed to chromosomal evolution in the pig lineage</text:p>
      <text:p text:style-name="P94"/>
      <text:p text:style-name="P94">Evolution of regulatory splicing factors such as heterogeneous ribonucleoprotein particle (hnRNP) proteins has been proposed as an evolutionary model for alternative splicing</text:p>
      <text:p text:style-name="P94"/>
      <text:p text:style-name="P94">Thus, the most likely explanation for the paraphyletic pattern seen in domestic individuals is a long history of genetic exchange between wild and domestic pigs.</text:p>
      <text:p text:style-name="P94"/>
      <text:p text:style-name="P127">https://genomebiology.biomedcentral.com/articles/10.1186/s13059-015-0801-3</text:p>
      <text:p text:style-name="P94">The most highly expressed circRNAs exhibited a larger degree of conservation than average for the complete set, indicating that these circRNAs are likely to be functionally more important. As a whole, this shows that a large number of back-splicing events giving rise to circRNAs are conserved between pig, mouse and humans.</text:p>
      <text:p text:style-name="P94"/>
      <text:p text:style-name="P94">Based on their high and differentially regulated expression levels and conservation across species</text:p>
      <text:p text:style-name="P128">F: future oc comparative genomcis. <text:span text:style-name="T76">Comparative genomics of DNA and RNA can be useful</text:span></text:p>
      <text:p text:style-name="P94"/>
      <text:p text:style-name="P94"/>
      <text:p text:style-name="P82">variation in consevation:</text:p>
      <text:p text:style-name="P95">where humans carry a derived allele with a frequency of at least 95% (14.9 million SNVs and 1.7 million indels). Nearly all of these events are fully fixed in the human lineage, with fewer than 5% appearing as nearly fixed polymorphisms in the 1000 Genomes Project<text:bookmark text:name="ref-link-29"/><text:a xlink:type="simple" xlink:href="http://www.nature.com.ezproxy.library.wur.nl/ng/journal/v46/n3/full/ng.2892.html#ref14" text:style-name="Internet_20_link" text:visited-style-name="Visited_20_Internet_20_Link"><text:span text:style-name="T62">14</text:span></text:a> variant catalog <text:span text:style-name="T65">[3]</text:span></text:p>
      <text:p text:style-name="P78"/>
      <text:p text:style-name="P78"/>
      <text:p text:style-name="P78"/>
      <text:p text:style-name="P78"/>
      <text:p text:style-name="P78"/>
      <text:p text:style-name="P78"/>
      <text:p text:style-name="P78"/>
      <text:p text:style-name="P81">comparative genomics bt breeds.</text:p>
      <text:p text:style-name="P91">Catalogues of varation with only 1 individual? </text:p>
      <text:p text:style-name="P80">it is still too costly to sequence at sufficient coverage the thousands of animals required to accurately estimate the small effects of the large number of mutations affecting a complex trait.<text:span text:style-name="T58">[10]</text:span></text:p>
      <text:p text:style-name="P75"/>
      <text:p text:style-name="P75"/>
      <text:p text:style-name="P30"/>
      <text:p text:style-name="P1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Arial" svg:font-family="Arial" style:font-family-generic="roman" style:font-pitch="variable"/>
    <style:font-face style:name="Arial,BoldItalic" svg:font-family="'Arial,BoldItalic'"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6-11-25T16:57:54.690646178</meta:creation-date>
    <dc:date>2016-12-08T16:01:58.405813592</dc:date>
    <dc:creator>fern </dc:creator>
    <meta:editing-duration>P1DT9H16M50S</meta:editing-duration>
    <meta:editing-cycles>125</meta:editing-cycles>
    <meta:generator>LibreOffice/4.4.3.2$Linux_X86_64 LibreOffice_project/88805f81e9fe61362df02b9941de8e38a9b5fd16</meta:generator>
    <meta:document-statistic meta:table-count="0" meta:image-count="0" meta:object-count="0" meta:page-count="11" meta:paragraph-count="205" meta:word-count="3829" meta:character-count="26972" meta:non-whitespace-character-count="23272"/>
  </office:meta>
</office:document-meta>
</file>